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255adc" style:font-size-asian="12pt" style:font-size-complex="12pt"/>
    </style:style>
    <style:style style:name="P157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8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5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6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8" style:family="paragraph" style:parent-style-name="Table_20_Contents">
      <style:text-properties fo:font-size="12p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reak-before="page"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275143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5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1" style:family="paragraph" style:parent-style-name="Table_20_Contents">
      <style:paragraph-properties fo:margin-top="0cm" fo:margin-bottom="0.499cm" style:contextual-spacing="false"/>
    </style:style>
    <style:style style:name="P212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13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4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5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6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7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8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1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32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33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34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36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37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38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2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3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52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0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3" style:family="paragraph" style:parent-style-name="Standard" style:list-style-name="L60"/>
    <style:style style:name="P264" style:family="paragraph" style:parent-style-name="Standard" style:list-style-name="L61"/>
    <style:style style:name="P265" style:family="paragraph" style:parent-style-name="Standard" style:list-style-name="L62"/>
    <style:style style:name="P266" style:family="paragraph" style:parent-style-name="Standard" style:list-style-name="L62">
      <style:text-properties fo:font-weight="normal" style:font-weight-asian="normal" style:font-weight-complex="normal"/>
    </style:style>
    <style:style style:name="P267" style:family="paragraph" style:parent-style-name="Standard" style:list-style-name="L75">
      <style:text-properties fo:font-size="12pt" style:font-size-asian="12pt" style:font-size-complex="12pt"/>
    </style:style>
    <style:style style:name="P268" style:family="paragraph" style:parent-style-name="Standard" style:list-style-name="L76">
      <style:text-properties fo:font-size="12pt" style:text-underline-style="none" style:font-size-asian="12pt" style:font-size-complex="12pt"/>
    </style:style>
    <style:style style:name="P269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270" style:family="paragraph" style:parent-style-name="Standard" style:list-style-name="L77">
      <style:text-properties fo:font-size="12pt" style:text-underline-style="solid" style:text-underline-width="auto" style:text-underline-color="font-color" style:font-size-asian="12pt" style:font-size-complex="12pt"/>
    </style:style>
    <style:style style:name="P271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3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7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90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291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2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293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294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9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29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4" style:family="paragraph" style:parent-style-name="Table_20_Contents" style:list-style-name="L57"/>
    <style:style style:name="P305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991f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fo:font-weight="normal" officeooo:rsid="002991ff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Liberation Sans" style:text-underline-style="none"/>
    </style:style>
    <style:style style:name="T43" style:family="text">
      <style:text-properties style:font-name="Liberation Sans" style:text-underline-style="none" fo:background-color="#f9f9f9"/>
    </style:style>
    <style:style style:name="T44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45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46" style:family="text">
      <style:text-properties style:font-name="Liberation Sans" fo:language="ru" fo:country="RU" fo:font-weight="normal" style:font-weight-asian="normal" style:font-weight-complex="normal"/>
    </style:style>
    <style:style style:name="T47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48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9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50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52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53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font-name="Liberation Sans" fo:font-weight="normal" style:font-weight-asian="normal" style:font-weight-complex="normal"/>
    </style:style>
    <style:style style:name="T55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5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57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58" style:family="text">
      <style:text-properties fo:font-variant="normal" fo:text-transform="none" fo:color="#000000" fo:letter-spacing="normal" fo:font-style="normal" fo:font-weight="normal"/>
    </style:style>
    <style:style style:name="T59" style:family="text">
      <style:text-properties fo:font-variant="normal" fo:text-transform="none" fo:color="#000000" fo:letter-spacing="normal" fo:font-style="normal" fo:font-weight="normal" fo:background-color="#ffff00"/>
    </style:style>
    <style:style style:name="T6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en" fo:country="US" fo:font-style="normal" fo:font-weight="normal"/>
    </style:style>
    <style:style style:name="T62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63" style:family="text">
      <style:text-properties fo:font-style="italic" fo:background-color="#ffff00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background-color="#ffff00"/>
    </style:style>
    <style:style style:name="T66" style:family="text">
      <style:text-properties fo:color="#ff0000"/>
    </style:style>
    <style:style style:name="T67" style:family="text">
      <style:text-properties fo:color="#ff0000" fo:background-color="transparent"/>
    </style:style>
    <style:style style:name="T68" style:family="text">
      <style:text-properties fo:color="#00ff00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71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73" style:family="text">
      <style:text-properties style:font-name-asian="Liberation Sans1" style:font-name-complex="Liberation Sans1"/>
    </style:style>
    <style:style style:name="T74" style:family="text">
      <style:text-properties fo:background-color="transparent"/>
    </style:style>
    <style:style style:name="T75" style:family="text">
      <style:text-properties fo:language="en" fo:country="US" fo:font-style="normal" style:text-underline-style="none" style:font-style-asian="normal" style:font-style-complex="normal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none"/>
    </style:style>
    <style:style style:name="T78" style:family="text">
      <style:text-properties style:font-name="Liberation Sans2"/>
    </style:style>
    <style:style style:name="T79" style:family="text">
      <style:text-properties style:font-name="Liberation Sans1" style:font-name-asian="Liberation Sans1" style:font-name-complex="Liberation Sans1"/>
    </style:style>
    <style:style style:name="T80" style:family="text">
      <style:text-properties fo:color="#ff00ff"/>
    </style:style>
    <style:style style:name="T81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82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83" style:family="text">
      <style:text-properties officeooo:rsid="00255ad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7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3176390633441156274" text:style-name="L1">
        <text:list-item>
          <text:p text:style-name="P212">установить Ruby для Windows, запускать через виндозный cmd</text:p>
          <text:p text:style-name="P212">&gt;&gt;&gt; показать Start/Run/cmd</text:p>
        </text:list-item>
        <text:list-item>
          <text:p text:style-name="P212">установить cygwin и получить линукс под виндой</text:p>
        </text:list-item>
        <text:list-item>
          <text:p text:style-name="P212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3691687183278846206" text:style-name="L2">
        <text:list-item>
          <text:p text:style-name="P213">установка</text:p>
        </text:list-item>
        <text:list-item>
          <text:p text:style-name="P213">удаление</text:p>
        </text:list-item>
        <text:list-item>
          <text:p text:style-name="P213">обновление</text:p>
        </text:list-item>
        <text:list-item>
          <text:p text:style-name="P213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7995157905949213601" text:style-name="L3">
        <text:list-item>
          <text:p text:style-name="P214">имеющий подсветку синтаксиса для данного языка</text:p>
        </text:list-item>
        <text:list-item>
          <text:p text:style-name="P214">позволяющий задавать <text:span text:style-name="T1">формат конца строки</text:span>.</text:p>
        </text:list-item>
      </text:list>
      <text:p text:style-name="P8"/>
      <text:list xml:id="list2349367337125272126" text:style-name="L4">
        <text:list-item>
          <text:p text:style-name="P215">emacs (swiss army knife)</text:p>
        </text:list-item>
        <text:list-item>
          <text:p text:style-name="P215">sublime text (есть подсказки по языковым конструкциям!)</text:p>
        </text:list-item>
        <text:list-item>
          <text:p text:style-name="P215">Edit Plus</text:p>
        </text:list-item>
        <text:list-item>
          <text:p text:style-name="P215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5034320813488403063" text:style-name="L5">
        <text:list-header>
          <text:p text:style-name="P271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1640771309354392017" text:style-name="L6">
        <text:list-header>
          <text:p text:style-name="P272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7">Занятие 2</text:p>
            <text:p text:style-name="P157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4956923283456108752" text:style-name="L7">
        <text:list-item>
          <text:p text:style-name="P241">консольные утилиты </text:p>
        </text:list-item>
      </text:list>
      <text:list xml:id="list6736584570020654714" text:style-name="L8">
        <text:list-item>
          <text:p text:style-name="P242">gui (tk) – Oh, no!</text:p>
        </text:list-item>
        <text:list-item>
          <text:p text:style-name="P242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58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4420680263556505068" text:style-name="L9">
        <text:list-item>
          <text:p text:style-name="P243">буквы</text:p>
        </text:list-item>
        <text:list-item>
          <text:p text:style-name="P243">цифры (не может быть первой)</text:p>
        </text:list-item>
        <text:list-item>
          <text:p text:style-name="P243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58"><text:tab/></text:span><text:span text:style-name="T60">S</text:span><text:span text:style-name="T58">tring, Array</text:span><text:span text:style-name="T59">, Hash</text:span></text:p>
      <text:p text:style-name="P25"><text:tab/>Enumerable, Comparable</text:p>
      <text:p text:style-name="P2"><text:span text:style-name="T58"><text:tab/></text:span><text:span text:style-name="T60">M</text:span><text:span text:style-name="T58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7">Занятие 3</text:p>
            <text:p text:style-name="P157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6506879679089681438" text:style-name="L10">
        <text:list-item>
          <text:p text:style-name="P244">что такое irb и ri?</text:p>
        </text:list-item>
        <text:list-item>
          <text:p text:style-name="P244">в hello.upcase, как называется часть upcase (ответ: метод)</text:p>
        </text:list-item>
        <text:list-item>
          <text:p text:style-name="P244">какая разница между # и . перед названием метода при обращении в ri: например String#upcase и String.new</text:p>
        </text:list-item>
        <text:list-item>
          <text:p text:style-name="P244">Чем отличаются переменные от констант</text:p>
        </text:list-item>
        <text:list-item>
          <text:p text:style-name="P244">Как именуются переменные, каким регулярным выражением вы бы это описали. Ответ: [_a-z][A-Za-z_0-9]</text:p>
        </text:list-item>
        <text:list-item>
          <text:p text:style-name="P244">Как именуются константы, опишите это регулярным выражением. Ответ: [A-Z][A-Za-z_0-9]</text:p>
        </text:list-item>
        <text:list-item>
          <text:p text:style-name="P244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5437473218531237083" text:style-name="L11">
        <text:list-item>
          <text:p text:style-name="P245">допустимые значения и свойства</text:p>
        </text:list-item>
        <text:list-item>
          <text:p text:style-name="P245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6798807215087050789" text:style-name="L12">
        <text:list-item>
          <text:p text:style-name="P246">численные: Integer, Float, Fixnum (&lt;Integer), Bignum (&lt;Integer), Numeric</text:p>
        </text:list-item>
        <text:list-item>
          <text:p text:style-name="P246">строковые String</text:p>
        </text:list-item>
        <text:list-item>
          <text:p text:style-name="P246">логические (булевские = boolean): FalseClass, TrueClass</text:p>
        </text:list-item>
        <text:list-item>
          <text:p text:style-name="P251">File, IO, Symbol</text:p>
        </text:list-item>
        <text:list-item>
          <text:p text:style-name="P251">Array</text:p>
        </text:list-item>
        <text:list-item>
          <text:p text:style-name="P251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415523938061047527" text:style-name="L13">
        <text:list-item>
          <text:p text:style-name="P247">Dictionary, PartOfSpeechDictionary</text:p>
        </text:list-item>
        <text:list-item>
          <text:p text:style-name="P247">Sentence</text:p>
        </text:list-item>
        <text:list-item>
          <text:p text:style-name="P247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3774612687912767507" text:style-name="L14">
        <text:list-item>
          <text:p text:style-name="P248">динамическая типизация (shell, awk, ruby, python,...) /dynamically typed language/</text:p>
        </text:list-item>
        <text:list-item>
          <text:p text:style-name="P248">статическая типизация (С, Java)</text:p>
        </text:list-item>
      </text:list>
      <text:p text:style-name="P25"/>
      <text:p text:style-name="P25">При статической типизации</text:p>
      <text:list xml:id="list8816863472511727918" text:style-name="L15">
        <text:list-item>
          <text:p text:style-name="P249">тип переменной задается сразу</text:p>
          <text:p text:style-name="P277">пример в C: int a = 20</text:p>
        </text:list-item>
        <text:list-item>
          <text:p text:style-name="P249">тип переменной нельзя изменить в процессе работы</text:p>
        </text:list-item>
      </text:list>
      <text:p text:style-name="P148">пример: a = “now this is a string” </text:p>
      <text:list xml:id="list211010514651498" text:continue-numbering="true" text:style-name="L15">
        <text:list-header>
          <text:p text:style-name="P27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2839511049026051823" text:style-name="L16">
        <text:list-item>
          <text:list>
            <text:list-item>
              <text:p text:style-name="P250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65">expression-that-is-</text:span><text:span text:style-name="T63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67">user</text:span>/bin/ruby</text:p>
      <text:p text:style-name="P2"><text:soft-page-break/></text:p>
      <text:p text:style-name="P2">while line = gets</text:p>
      <text:p text:style-name="P2"><text:s text:c="4"/><text:span text:style-name="T65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67">elseif</text:span> line &lt; 0 <text:s/><text:span text:style-name="T66"># line is a string</text:span></text:p>
      <text:p text:style-name="P2"><text:s text:c="7"/>puts line + “ is a negative number”</text:p>
      <text:p text:style-name="P2"><text:s text:c="4"/><text:span text:style-name="T66">elseif</text:span> line == “0”</text:p>
      <text:p text:style-name="P2"><text:s text:c="7"/>puts line + “ is zero”</text:p>
      <text:p text:style-name="P2"><text:s text:c="4"/><text:span text:style-name="T66">elseif</text:span> # should be else</text:p>
      <text:p text:style-name="P2"><text:s text:c="7"/>puts “#{line} is a negative number”</text:p>
      <text:p text:style-name="P2"><text:s text:c="4"/># <text:span text:style-name="T66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7">Занятие 4</text:p>
            <text:p text:style-name="P157">(60 мин)</text:p>
          </table:table-cell>
        </table:table-row>
      </table:table>
      <text:p text:style-name="P28"/>
      <text:p text:style-name="P28">Вопросы:</text:p>
      <text:p text:style-name="P28"/>
      <text:list xml:id="list1459459736203875067" text:style-name="L17">
        <text:list-item>
          <text:p text:style-name="P252">На что влияет тип данных?</text:p>
        </text:list-item>
        <text:list-item>
          <text:p text:style-name="P252">Как Руби знает, к какому типу относится тот или иной программный объект?</text:p>
        </text:list-item>
      </text:list>
      <text:list xml:id="list8345784891506667417" text:style-name="L18">
        <text:list-item>
          <text:p text:style-name="P278">В двойных/одинарных кавычках это … ? – String</text:p>
        </text:list-item>
        <text:list-item>
          <text:p text:style-name="P278">В квадратных скобках это … ? – Array</text:p>
        </text:list-item>
        <text:list-item>
          <text:p text:style-name="P278">В фигурный скобках это ... ? -- Hash</text:p>
        </text:list-item>
        <text:list-item>
          <text:p text:style-name="P278">Как задать диапазон? – .. или ...</text:p>
        </text:list-item>
      </text:list>
      <text:list xml:id="list211010669078657" text:continue-list="list1459459736203875067" text:style-name="L17">
        <text:list-item>
          <text:p text:style-name="P252">Можно ли изменить тип переменной в программе?</text:p>
        </text:list-item>
        <text:list-item>
          <text:p text:style-name="P252">Назовите некоторые методы, которые преобразуют объект к другому типу? – (to_s, to_i, to_f, to_a)</text:p>
        </text:list-item>
        <text:list-item>
          <text:p text:style-name="P252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52">Что такое интерполяция и где ее использовать?</text:p>
        </text:list-item>
        <text:list-item>
          <text:p text:style-name="P252">Почему оператор условия if называется оператором ветвления?</text:p>
        </text:list-item>
        <text:list-item>
          <text:p text:style-name="P252">Сколько веток и какие могут быть в if?</text:p>
        </text:list-item>
        <text:list-item>
          <text:p text:style-name="P252">Имеет ли значение порядок ветвей в if?</text:p>
        </text:list-item>
        <text:list-item>
          <text:p text:style-name="P252">Назовите операторы сравнения: </text:p>
        </text:list-item>
      </text:list>
      <text:list xml:id="list6417195956557375466" text:style-name="L19">
        <text:list-item>
          <text:p text:style-name="P279">ответ: &lt; &gt; == !=</text:p>
        </text:list-item>
      </text:list>
      <text:list xml:id="list211011805611984" text:continue-list="list211010669078657" text:style-name="L17">
        <text:list-item>
          <text:p text:style-name="P252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52">Почему то, что возвращает оператор =~ , можно использовать в условии?</text:p>
        </text:list-item>
        <text:list-item>
          <text:p text:style-name="P252">Что у руби является true и что false?</text:p>
        </text:list-item>
        <text:list-item>
          <text:p text:style-name="P252">Зачем нужны циклы?</text:p>
        </text:list-item>
        <text:list-item>
          <text:p text:style-name="P252">При каком условии выполняется тело цикла while? Сколько раз он выполняется?</text:p>
        </text:list-item>
        <text:list-item>
          <text:p text:style-name="P252">Когда заканчивается цикл while?</text:p>
        </text:list-item>
        <text:list-item>
          <text:p text:style-name="P252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68">NP</text:span>)</text:p>
          </table:table-cell>
          <table:table-cell table:style-name="Table3.C2" office:value-type="string">
            <text:p text:style-name="P151">False (<text:span text:style-name="T68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66">NP</text:span>)</text:p>
          </table:table-cell>
          <table:table-cell table:style-name="Table3.C2" office:value-type="string">
            <text:p text:style-name="P150">tp: <text:span text:style-name="T66">NP</text:span> = <text:span text:style-name="T68">NP</text:span></text:p>
          </table:table-cell>
          <table:table-cell table:style-name="Table3.C2" office:value-type="string">
            <text:p text:style-name="P150">fp: <text:span text:style-name="T66">NP</text:span> != <text:span text:style-name="T68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66">non-NP</text:span>)</text:p>
          </table:table-cell>
          <table:table-cell table:style-name="Table3.C2" office:value-type="string">
            <text:p text:style-name="P150">fn: <text:span text:style-name="T66">non-NP </text:span><text:span text:style-name="T69">!= </text:span><text:span text:style-name="T68">NP</text:span></text:p>
          </table:table-cell>
          <table:table-cell table:style-name="Table3.C2" office:value-type="string">
            <text:p text:style-name="P150"><text:span text:style-name="T69">tn: </text:span><text:span text:style-name="T66">non-NP</text:span> = <text:span text:style-name="T68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7">Занятие 6</text:p>
            <text:p text:style-name="P157">(60 мин)</text:p>
          </table:table-cell>
        </table:table-row>
      </table:table>
      <text:p text:style-name="P28"/>
      <text:p text:style-name="P28">Раздаточный материал:</text:p>
      <text:list xml:id="list6296352610456823764" text:style-name="L20">
        <text:list-item>
          <text:p text:style-name="P253">lesson.06.tar.bz2</text:p>
        </text:list-item>
        <text:list-item>
          <text:p text:style-name="P253"/>
        </text:list-item>
        <text:list-item>
          <text:p text:style-name="P253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7">Занятие 7</text:p>
            <text:p text:style-name="P157"/>
          </table:table-cell>
        </table:table-row>
      </table:table>
      <text:p text:style-name="P28"/>
      <text:p text:style-name="P37">Раздаточный материал</text:p>
      <text:p text:style-name="P37"/>
      <text:list xml:id="list4661274481716980441" text:style-name="L21">
        <text:list-item>
          <text:p text:style-name="P259">lesson.07.tar.bz2</text:p>
        </text:list-item>
        <text:list-item>
          <text:p text:style-name="P261">dictester.all.tar.bz2 (дапм всего DicTester --all)</text:p>
        </text:list-item>
        <text:list-item>
          <text:p text:style-name="P261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7329843600581975987" text:style-name="L22">
        <text:list-item>
          <text:p text:style-name="P254">правильное VBD заканчиватся на ED: confuse -&gt; confused</text:p>
        </text:list-item>
        <text:list-item>
          <text:p text:style-name="P254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5732486061016830144" text:style-name="L23">
        <text:list-item>
          <text:p text:style-name="P255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74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7">p.55 и lesson.14 в старом курсе, можно взять без изменений</text:p>
      <text:p text:style-name="P187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64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73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73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7">Занятие 8</text:p>
            <text:p text:style-name="P157">(90 минут)</text:p>
          </table:table-cell>
        </table:table-row>
      </table:table>
      <text:p text:style-name="P205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17747523401914565" text:style-name="L24">
        <text:list-item>
          <text:p text:style-name="P256">lesson.08.tar.bz2</text:p>
        </text:list-item>
        <text:list-item>
          <text:p text:style-name="P256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4142335965521762213" text:style-name="L25">
        <text:list-item>
          <text:p text:style-name="P260">Что есть массив и в чем его отличие от просто переменной?</text:p>
        </text:list-item>
        <text:list-item>
          <text:p text:style-name="P260">Как объявить массив? Зачем объявлять массив?</text:p>
        </text:list-item>
        <text:list-item>
          <text:p text:style-name="P260">Как создать массив? Как создать массив строк?</text:p>
        </text:list-item>
        <text:list-item>
          <text:p text:style-name="P260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0">Как получить содержимое какой-то ячейки массива? И как положить значение в ячейку?</text:p>
        </text:list-item>
        <text:list-item>
          <text:p text:style-name="P260">Можно ли получать или назначать значения сразу нескольким элементам массива?</text:p>
        </text:list-item>
        <text:list-item>
          <text:p text:style-name="P260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0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0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7">Занятие 9</text:p>
            <text:p text:style-name="P157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4716483938510989778" text:style-name="L26">
        <text:list-item>
          <text:p text:style-name="P257">lesson.09.tar.bz2</text:p>
        </text:list-item>
        <text:list-item>
          <text:p text:style-name="P257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4734138084508044378" text:style-name="L27">
        <text:list-item>
          <text:p text:style-name="P258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65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74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750952998970587237" text:style-name="L28">
        <text:list-item>
          <text:p text:style-name="P216">метод Kernel#load</text:p>
        </text:list-item>
        <text:list-item>
          <text:p text:style-name="P216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64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65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7">Занятие 10</text:p>
            <text:p text:style-name="P157">(90 минут)</text:p>
          </table:table-cell>
        </table:table-row>
      </table:table>
      <text:p text:style-name="P69"/>
      <text:p text:style-name="P159">Раздаточный материал</text:p>
      <text:p text:style-name="P159"/>
      <text:list xml:id="list5233616568465361924" text:style-name="L29">
        <text:list-item>
          <text:p text:style-name="P295">lesson.10.tar.bz2</text:p>
        </text:list-item>
      </text:list>
      <text:p text:style-name="P154"/>
      <text:p text:style-name="P159">Вопросы</text:p>
      <text:p text:style-name="P159"/>
      <text:list xml:id="list4251317044084194871" text:style-name="L30">
        <text:list-item>
          <text:p text:style-name="P299">Сколько времени ушло на ДЗ на этой неделе?</text:p>
        </text:list-item>
        <text:list-item>
          <text:p text:style-name="P299">Просмотрели ли презентацию до конца и есть ли вопросы? Что стоит рассмотреть сейчас?</text:p>
        </text:list-item>
        <text:list-item>
          <text:p text:style-name="P299">Что общего в методах, имена которых оканчиваются на знак вопроса?</text:p>
        </text:list-item>
        <text:list-item>
          <text:p text:style-name="P299">О чем говорит знак ! в имени метода?</text:p>
        </text:list-item>
        <text:list-item>
          <text:p text:style-name="P299">Все ли методы, оканчивающиеся на ! изменяют объект, к которому применяются?</text:p>
        </text:list-item>
        <text:list-item>
          <text:p text:style-name="P299">Назовите какие-нибудь методы объектов класса Array? И что они делают?</text:p>
        </text:list-item>
        <text:list-item>
          <text:p text:style-name="P299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0">Разбор задания word_lengths_1.rb</text:p>
      <text:p text:style-name="P160"/>
      <text:p text:style-name="P162">см. lesson.10/word_lengths/</text:p>
      <text:p text:style-name="P162"/>
      <text:p text:style-name="P161">Результаты могут отличаться в зависимости от того, в какой кодировке приходит текст и как руби распознает эту кодировку.</text:p>
      <text:p text:style-name="P161"/>
      <text:p text:style-name="P161">кодировка файла data/words.txt UTF-8</text:p>
      <text:p text:style-name="P161"/>
      <text:list xml:id="list7321419898226386332" text:style-name="L31">
        <text:list-item>
          <text:p text:style-name="P300">lengths.with_cp1252 - <text:s/>длины вычислены неправильно</text:p>
        </text:list-item>
        <text:list-item>
          <text:p text:style-name="P30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1"/>
      <text:p text:style-name="P160">Разбор задания word_lengths_2.rb</text:p>
      <text:p text:style-name="P160"/>
      <text:p text:style-name="P168">Нарисовать красивую картинку, показывающую структуру данных</text:p>
      <text:p text:style-name="P168"/>
      <text:p text:style-name="P154">Обращение к элементу вложенного массива</text:p>
      <text:p text:style-name="P154"><text:tab/>lengths[i][j]</text:p>
      <text:p text:style-name="P154"/>
      <text:p text:style-name="P160">Разбор задания extract_nth_sentence.rb</text:p>
      <text:p text:style-name="P160"/>
      <text:p text:style-name="P162">Вопросы:</text:p>
      <text:list xml:id="list2761188065303478657" text:style-name="L32">
        <text:list-item>
          <text:p text:style-name="P302">Как определить каждое 10е предложение в тексте?</text:p>
        </text:list-item>
        <text:list-item>
          <text:p text:style-name="P302">Нужно ли накапливать предложения?</text:p>
        </text:list-item>
      </text:list>
      <text:p text:style-name="P162"/>
      <text:p text:style-name="P162"><text:soft-page-break/>Что если использовать остаток от деления? Будет ли тот же результат?</text:p>
      <text:p text:style-name="P162"/>
      <text:p text:style-name="P162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5192618888094053942" text:style-name="L33">
        <text:list-item>
          <text:p text:style-name="P296">глобальная переменная @nth</text:p>
        </text:list-item>
        <text:list-item>
          <text:p text:style-name="P296">внешняя библиотека optparse</text:p>
        </text:list-item>
        <text:list-item>
          <text:p text:style-name="P296">опция --help</text:p>
        </text:list-item>
        <text:list-item>
          <text:p text:style-name="P296">опция --each-nth=NUMBER</text:p>
        </text:list-item>
      </text:list>
      <text:p text:style-name="P154"/>
      <text:p text:style-name="P160">Разобрать непонятные слайды</text:p>
      <text:p text:style-name="P160"/>
      <text:p text:style-name="P154">Те слайды, которые были даны на самостоятельное изучение.</text:p>
      <text:p text:style-name="P154"/>
      <text:p text:style-name="P160">Отображение множества</text:p>
      <text:p text:style-name="P160"/>
      <text:p text:style-name="P163">Картинка 1: два множества, слева символы в нижнем регистре, справа - в верхнем</text:p>
      <text:p text:style-name="P164"/>
      <text:p text:style-name="P164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3">Картинка 2: два множества, слева слова, справа - длины слов (есть повторы)</text:p>
      <text:p text:style-name="P163"/>
      <text:p text:style-name="P164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9"/>
      <text:list xml:id="list5990688331130025950" text:style-name="L34">
        <text:list-item>
          <text:p text:style-name="P280">map <text:s text:c="5"/><text:span text:style-name="T75">map!</text:span></text:p>
        </text:list-item>
        <text:list-item>
          <text:p text:style-name="P280">collect <text:s text:c="2"/><text:span text:style-name="T75">collect!</text:span></text:p>
        </text:list-item>
      </text:list>
      <text:p text:style-name="P200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64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9">[“1”, “uno”, “234”, “dos”].map do |el|</text:p>
      <text:p text:style-name="P169"><text:s text:c="4"/>if el =~ /^\d+$/</text:p>
      <text:p text:style-name="P169"><text:s text:c="6"/>el.to_i</text:p>
      <text:p text:style-name="P169"><text:s text:c="4"/>else</text:p>
      <text:p text:style-name="P169"><text:s text:c="6"/>el.upcase</text:p>
      <text:p text:style-name="P169"><text:s text:c="4"/>end</text:p>
      <text:p text:style-name="P169"><text:s text:c="3"/>“HELLO” <text:s/># что произойдет, если добавить эту строку?</text:p>
      <text:p text:style-name="P169">end</text:p>
      <text:p text:style-name="P168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65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8"/>
      <text:p text:style-name="P198"/>
      <text:p text:style-name="P201">Задания на Array#map</text:p>
      <text:p text:style-name="P201"/>
      <text:p text:style-name="P203">Задание: Дано теггированное предложение. Как вывести его без тегов? Как вывести только теги (только цепочка тегов, без слов)?</text:p>
      <text:p text:style-name="P202"/>
      <text:p text:style-name="P203"><text:tab/>не используя String#gsub на всем предложении</text:p>
      <text:p text:style-name="P198"><text:tab/>можно использовать String#match, Array#index, Array#split, String#gsub</text:p>
      <text:p text:style-name="P198"/>
      <text:p text:style-name="P198"><text:tab/>Что есть в тексте есть фразы as_ well_RB ?</text:p>
      <text:p text:style-name="P198"/>
      <text:p text:style-name="P198">ответ: lesson.10/untag.rb</text:p>
      <text:p text:style-name="P198"/>
      <text:p text:style-name="P198"><text:span text:style-name="T74">Домашнее</text:span><text:span text:style-name="T65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7">Занятие 11</text:p>
            <text:p text:style-name="P157">(90 минут)</text:p>
          </table:table-cell>
        </table:table-row>
      </table:table>
      <text:p text:style-name="P69"/>
      <text:p text:style-name="P159">Раздаточный материал</text:p>
      <text:p text:style-name="P159"/>
      <text:list xml:id="list211010468212112" text:continue-list="list5233616568465361924" text:style-name="L29">
        <text:list-item>
          <text:p text:style-name="P295">lesson.11.tar.bz2</text:p>
        </text:list-item>
      </text:list>
      <text:p text:style-name="P154"/>
      <text:p text:style-name="P159">Вопросы</text:p>
      <text:p text:style-name="P159"/>
      <text:list xml:id="list7920432001978781944" text:style-name="L35">
        <text:list-item>
          <text:p text:style-name="P301">Сколько времени ушло на ДЗ на этой неделе?</text:p>
        </text:list-item>
        <text:list-item>
          <text:p text:style-name="P301">Для чего предназначен Array#map?</text:p>
        </text:list-item>
        <text:list-item>
          <text:p text:style-name="P301">Есть ли парный опасный метод Array#map! ?</text:p>
        </text:list-item>
        <text:list-item>
          <text:p text:style-name="P301">Чем отличается Array#values_at от Array#slice (Array#[]) ?</text:p>
        </text:list-item>
      </text:list>
      <text:p text:style-name="P161"/>
      <text:p text:style-name="P165">Краткий разбор задания extract_random_subcorpus.2.rb</text:p>
      <text:p text:style-name="P165"/>
      <text:p text:style-name="P161">lesson.10/subcorpus/extract_random_subcorpus.2.rb</text:p>
      <text:p text:style-name="P161"/>
      <text:p text:style-name="P161">нарисовать структуры данных и показать, как одно работает через другое.</text:p>
      <text:p text:style-name="P161"/>
      <text:p text:style-name="P166">Квантор всеобщности и квантор существования?</text:p>
      <text:p text:style-name="P168"/>
      <text:p text:style-name="P169">Array#include? = Array#member?</text:p>
      <text:p text:style-name="P169"/>
      <text:p text:style-name="P169">pets = %w{ bat dog cat cow wombat }</text:p>
      <text:p text:style-name="P169">pets.include?('dog') #=&gt; true</text:p>
      <text:p text:style-name="P169"/>
      <text:p text:style-name="P169">Array#all? – позволяет проверить, что все элементы удовлетворяют некоторому условию.</text:p>
      <text:p text:style-name="P169"/>
      <text:p text:style-name="P169">Например, все ли слова содержат букву “a”</text:p>
      <text:p text:style-name="P169"/>
      <text:p text:style-name="P169">pets.all? {|pet|</text:p>
      <text:p text:style-name="P169"><text:tab/>pet =~ /a/</text:p>
      <text:p text:style-name="P169">}</text:p>
      <text:p text:style-name="P169"/>
      <text:p text:style-name="P169">#=&gt; false</text:p>
      <text:p text:style-name="P169"/>
      <text:p text:style-name="P169">Вопрос: Каким будет результат следующей операции?</text:p>
      <text:p text:style-name="P169"/>
      <text:p text:style-name="P169">pets.all? {|pet|</text:p>
      <text:p text:style-name="P169"><text:tab/>pet =~ /[ieaou]/</text:p>
      <text:p text:style-name="P169">}</text:p>
      <text:p text:style-name="P169"/>
      <text:p text:style-name="P169">#=&gt; true.</text:p>
      <text:p text:style-name="P169"/>
      <text:p text:style-name="P169"><text:s/></text:p>
      <text:p text:style-name="P169">Array#any? – проверяет, есть ли <text:span text:style-name="T1">хотя бы один</text:span> элемент, удовлетворяющий данному <text:soft-page-break/>условию.</text:p>
      <text:p text:style-name="P169"/>
      <text:p text:style-name="P169">tags = [“NN”, “VBG”, “JJing”]</text:p>
      <text:p text:style-name="P169"/>
      <text:p text:style-name="P169">Надо выполнить что-либо, если у слова есть глагольные теги.</text:p>
      <text:p text:style-name="P169"/>
      <text:p text:style-name="P169">плохо</text:p>
      <text:p text:style-name="P169"/>
      <text:p text:style-name="P169">if tags.include?(“VB”) || tags.include?(“VBZ”)</text:p>
      <text:p text:style-name="P169"><text:s text:c="3"/>|| tags.include?(“VBD”) || tags.include?(“VBN”)</text:p>
      <text:p text:style-name="P169"><text:s text:c="3"/>|| tags.include?(“VBG”)</text:p>
      <text:p text:style-name="P169">then</text:p>
      <text:p text:style-name="P169"><text:s text:c="3"/># do smthing</text:p>
      <text:p text:style-name="P169">end</text:p>
      <text:p text:style-name="P169"/>
      <text:p text:style-name="P169">лучше, но все еще не очень хорошо: громоздко</text:p>
      <text:p text:style-name="P169"/>
      <text:p text:style-name="P169">tags.each do |tag|</text:p>
      <text:p text:style-name="P169"><text:tab/>if tag =~ /^V/</text:p>
      <text:p text:style-name="P169"><text:tab/><text:tab/># do smthing</text:p>
      <text:p text:style-name="P169"><text:tab/><text:tab/># ...</text:p>
      <text:p text:style-name="P169"><text:tab/><text:tab/>break <text:s/># Вопрос: зачем здесь break?</text:p>
      <text:p text:style-name="P169"><text:tab/>end</text:p>
      <text:p text:style-name="P169">end</text:p>
      <text:p text:style-name="P169"/>
      <text:p text:style-name="P169">правильно</text:p>
      <text:p text:style-name="P169"/>
      <text:p text:style-name="P169">if tags.any? { |tag| tag =~ /^V/ }</text:p>
      <text:p text:style-name="P169"><text:s text:c="4"/># do something</text:p>
      <text:p text:style-name="P169">end </text:p>
      <text:p text:style-name="P169"/>
      <text:p text:style-name="P169">Другие способы проверить наличие элемента в массиве</text:p>
      <text:p text:style-name="P169"/>
      <text:p text:style-name="P169">pets = %w{ bat dog cat cow wombat }</text:p>
      <text:p text:style-name="P169"/>
      <text:p text:style-name="P169">Объясните, почему это работает?</text:p>
      <text:p text:style-name="P169"/>
      <text:p text:style-name="P169">if pets.index('bat')</text:p>
      <text:p text:style-name="P169"><text:s text:c="4"/># мы здесь</text:p>
      <text:p text:style-name="P169">end</text:p>
      <text:p text:style-name="P169"/>
      <text:p text:style-name="P169">if pets.index('aircraft')</text:p>
      <text:p text:style-name="P169"><text:s text:c="4"/># сюда мы не попадем</text:p>
      <text:p text:style-name="P169">end</text:p>
      <text:p text:style-name="P169"/>
      <text:p text:style-name="P169">Array#index(val) – возвращает положение самой левой (первой) встречи val</text:p>
      <text:p text:style-name="P169">Array#rindex(val) – самой правой (последней)</text:p>
      <text:p text:style-name="P169">возвращаемый номер позиции всегда от начала слова (то есть, слева)</text:p>
      <text:p text:style-name="P169">Аналогичным образом работают эти же методы для класса String</text:p>
      <text:p text:style-name="P169">String#index</text:p>
      <text:p text:style-name="P169"><text:soft-page-break/>String#rindex</text:p>
      <text:p text:style-name="P169"/>
      <text:p text:style-name="P169">Закончите код</text:p>
      <text:p text:style-name="P169"/>
      <text:p text:style-name="P169">if “abrakadabra”.index(“k”) …</text:p>
      <text:p text:style-name="P169"><text:tab/>puts “В этом слове одна буква k”</text:p>
      <text:p text:style-name="P169">end</text:p>
      <text:p text:style-name="P169"/>
      <text:p text:style-name="P169">ответ</text:p>
      <text:p text:style-name="P169">if “abrakadabra”.index(“k”) == “abrakadabra”.rindex(“k”) <text:s/># 4 == 4</text:p>
      <text:p text:style-name="P169"><text:tab/>puts “В этом слове одна буква k”</text:p>
      <text:p text:style-name="P169">end</text:p>
      <text:p text:style-name="P169"/>
      <text:p text:style-name="P169">if “abrakadabra”.index(“b”) ...</text:p>
      <text:p text:style-name="P169"><text:tab/>puts “В этом слове больше одной буквы b”</text:p>
      <text:p text:style-name="P169">end</text:p>
      <text:p text:style-name="P169"/>
      <text:p text:style-name="P169">ответ</text:p>
      <text:p text:style-name="P169"/>
      <text:p text:style-name="P169">if “abrakadabra”.index(“b”) != “abrakadabra”.rindex(“b”) # 1 != 8</text:p>
      <text:p text:style-name="P169"><text:tab/>puts “В этом слове больше одной буквы b”</text:p>
      <text:p text:style-name="P169">end</text:p>
      <text:p text:style-name="P169"/>
      <text:p text:style-name="P169"/>
      <text:p text:style-name="P167">Задания</text:p>
      <text:p text:style-name="P167"/>
      <text:p text:style-name="P203">Из файла lesson.11/searching/text.txt выведите предложения, содержащие хотя бы одно слово в середине, написанное в Titlecase.</text:p>
      <text:p text:style-name="P169"/>
      <text:p text:style-name="P169">не используя String#=~ на все предложение. представьте предложение в виде массива слов.</text:p>
      <text:p text:style-name="P169"/>
      <text:p text:style-name="P169">ответ: finding/select_sent_with_titlecase_inside.rb</text:p>
      <text:p text:style-name="P169">ответ:finding/select_sent_with_titlecase_inside.2.rb <text:s/>с использованием Array#shift</text:p>
      <text:p text:style-name="P169"/>
      <text:p text:style-name="P172">Selecting element(s)</text:p>
      <text:p text:style-name="P172"/>
      <text:p text:style-name="P170">Как найти и выбрать из массива элемент(ы), удовлетворяющие некоторому условию?</text:p>
      <text:p text:style-name="P170"/>
      <text:p text:style-name="P204"><text:span text:style-name="T74">Даны среднемесячные температуры в г. Надыме. Как</text:span> <text:span text:style-name="T74">найти первую положительную температуру,</text:span></text:p>
      <text:p text:style-name="P170"/>
      <text:p text:style-name="P170"><text:s/>temperatures = [-19.6, -18.2, -11.8, -7.6, 1.2, 10.6, 16.0, 12.1, 4.9, -19, -20, -25]</text:p>
      <text:p text:style-name="P179"/>
      <text:p text:style-name="P170"><text:s/>temperatures.find {|el| el &gt; 0} <text:s/>#=&gt; 1.2</text:p>
      <text:p text:style-name="P170"/>
      <text:p text:style-name="P170">см. selecting/first_warm_month_temp.rb</text:p>
      <text:p text:style-name="P179"/>
      <text:p text:style-name="P169"><text:s/>см также Array#find <text:s/>= <text:s/>Array#detect</text:p>
      <text:p text:style-name="P169"><text:s/></text:p>
      <text:p text:style-name="P169"><text:soft-page-break/>чем Array#find отличается от Array#select?</text:p>
      <text:p text:style-name="P169">Что вернет следующий код?</text:p>
      <text:p text:style-name="P169"/>
      <text:p text:style-name="P170"><text:s/>temperatures.select {|temp| temp &gt; 0} </text:p>
      <text:p text:style-name="P170"><text:s/>#=&gt; [1.2, 10.6, 16.0, 12.1, 4.9]</text:p>
      <text:p text:style-name="P171"><text:span text:style-name="T74">то есть, </text:span><text:span text:style-name="T2">массив</text:span><text:span text:style-name="T74"> всех подходящих значений</text:span></text:p>
      <text:p text:style-name="P170"/>
      <text:p text:style-name="P170">см. также Array#grep</text:p>
      <text:p text:style-name="P177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7">Занятие 12</text:p>
            <text:p text:style-name="P157">(90 минут)</text:p>
          </table:table-cell>
        </table:table-row>
      </table:table>
      <text:p text:style-name="P11"/>
      <text:p text:style-name="P159">Раздаточный материал</text:p>
      <text:p text:style-name="P159"/>
      <text:list xml:id="list211011735096951" text:continue-list="list211010468212112" text:style-name="L29">
        <text:list-item>
          <text:p text:style-name="P295">lesson.12.tar.bz2</text:p>
        </text:list-item>
      </text:list>
      <text:p text:style-name="P154"/>
      <text:p text:style-name="P160">Вопросы</text:p>
      <text:list xml:id="list4293908605030469920" text:style-name="L36">
        <text:list-header>
          <text:p text:style-name="P303"/>
        </text:list-header>
        <text:list-item>
          <text:p text:style-name="P297">Зачем методу Array#sort нужен блок? Как работает (какой результат) sort без блока?</text:p>
        </text:list-item>
        <text:list-item>
          <text:p text:style-name="P297">Метод sort оперирует двумя аргументами (они в |a,b|). Что это за аргументы?</text:p>
        </text:list-item>
        <text:list-item>
          <text:p text:style-name="P29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7">Как Array#sort отсортирует массив массивов?</text:p>
        </text:list-item>
        <text:list-item>
          <text:p text:style-name="P297">Чем отличается Array#sort_by от Array#sort ?</text:p>
        </text:list-item>
        <text:list-item>
          <text:p text:style-name="P297">Чем отличаются методы Array#all? и Array#any?</text:p>
        </text:list-item>
        <text:list-item>
          <text:p text:style-name="P297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297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297">Правда ли, что метод index есть только у массивов? - нет, он есть и у String (см. ri index)</text:p>
        </text:list-item>
        <text:list-item>
          <text:p text:style-name="P297">Почему Array#index/rindex/find можно использовать в условиях? - они возвращают nil, если ничего не найдено</text:p>
        </text:list-item>
        <text:list-item>
          <text:p text:style-name="P297">Чем отличается Array#find от Array#select?</text:p>
        </text:list-item>
        <text:list-item>
          <text:p text:style-name="P29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5491256375801885545" text:style-name="L37">
        <text:list-item>
          <text:p text:style-name="P217">возможность абстрагироваться от деталей реализации</text:p>
        </text:list-item>
        <text:list-item>
          <text:p text:style-name="P217">более читабельный и более легко управляемый код</text:p>
        </text:list-item>
        <text:list-item>
          <text:p text:style-name="P217">возможность повторного использования (code reuse)</text:p>
          <text:p text:style-name="P217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4958742797707267093" text:style-name="L38">
        <text:list-item>
          <text:p text:style-name="P218">по значению (по копии)</text:p>
        </text:list-item>
        <text:list-item>
          <text:p text:style-name="P218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7">Занятие 13</text:p>
            <text:p text:style-name="P157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8617309647039961011" text:style-name="L39">
        <text:list-item>
          <text:p text:style-name="P230">lesson.13.tar.bz2</text:p>
        </text:list-item>
      </text:list>
      <text:p text:style-name="P4"/>
      <text:p text:style-name="P14">Вопросы</text:p>
      <text:p text:style-name="P4"/>
      <text:list xml:id="list4793926615988004674" text:style-name="L40">
        <text:list-item>
          <text:p text:style-name="P231">зачем нужны методы?</text:p>
        </text:list-item>
        <text:list-item>
          <text:p text:style-name="P231">что возвращает метод и как он это делает?</text:p>
        </text:list-item>
        <text:list-item>
          <text:p text:style-name="P231">сколько значений может вернуть метод в руби?</text:p>
        </text:list-item>
      </text:list>
      <text:list xml:id="list757172195419145472" text:style-name="L41">
        <text:list-item>
          <text:p text:style-name="P232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11011125350576" text:continue-list="list4793926615988004674" text:style-name="L40">
        <text:list-item>
          <text:p text:style-name="P231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1">как взаимодействуют ОДНОИМЕННЫЕ переменные внутри метода с переменными вне этого метода?</text:p>
        </text:list-item>
        <text:list-item>
          <text:p text:style-name="P231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4251462176420004683" text:style-name="L42">
        <text:list-item>
          <text:p text:style-name="P233">как задать глобальную переменную (для данного скрипта)? -- $name @name или константа</text:p>
        </text:list-item>
      </text:list>
      <text:list xml:id="list211011394216020" text:continue-list="list211011125350576" text:style-name="L40">
        <text:list-item>
          <text:p text:style-name="P231">можно ли определить метод, который не принимает никаких аргументов?</text:p>
        </text:list-item>
        <text:list-item>
          <text:p text:style-name="P231">как передаются аргументы в метод?</text:p>
        </text:list-item>
      </text:list>
      <text:list xml:id="list4531129437764487788" text:style-name="L43">
        <text:list-item>
          <text:p text:style-name="P234">позиционно</text:p>
        </text:list-item>
        <text:list-item>
          <text:p text:style-name="P234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7250058968982990981" text:style-name="L44">
        <text:list-item>
          <text:p text:style-name="P235">использует Array#max_by (см. также Array#max_by)</text:p>
        </text:list-item>
        <text:list-item>
          <text:p text:style-name="P235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5611513312754274792" text:style-name="L45">
        <text:list-item>
          <text:p text:style-name="P236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6119914275228165869" text:style-name="L46">
        <text:list-item>
          <text:p text:style-name="P237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8692723215749391644" text:style-name="L47">
        <text:list-item>
          <text:p text:style-name="P238">все сжато в одну операцию. так писать нельзя</text:p>
        </text:list-item>
        <text:list-item>
          <text:p text:style-name="P238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2587943518584083214" text:style-name="L48">
        <text:list-item>
          <text:p text:style-name="P239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3637903785039901580" text:style-name="L49">
        <text:list-item>
          <text:p text:style-name="P240">использует метод title?</text:p>
        </text:list-item>
        <text:list-item>
          <text:p text:style-name="P240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4754270037588546598" text:style-name="L50">
        <text:list-item>
          <text:p text:style-name="P219">метод изменяет сам объект</text:p>
        </text:list-item>
        <text:list-item>
          <text:p text:style-name="P219">метод выполняет какое-то действие, результат которого не важен</text:p>
          <text:p text:style-name="P219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7">Занятие 14</text:p>
            <text:p text:style-name="P157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64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7">Занятие 15</text:p>
            <text:p text:style-name="P157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211012464637831" text:continue-list="list8617309647039961011" text:style-name="L39">
        <text:list-item>
          <text:p text:style-name="P230">lesson.15.tar.bz2</text:p>
        </text:list-item>
      </text:list>
      <text:p text:style-name="P4"/>
      <text:p text:style-name="P14">Вопросы</text:p>
      <text:p text:style-name="P103"/>
      <text:list xml:id="list3136228796491021790" text:style-name="L51">
        <text:list-item>
          <text:p text:style-name="P262">какой/ие из методой более универсальны: upto/downto/step?</text:p>
        </text:list-item>
        <text:list-item>
          <text:p text:style-name="P26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2">как сделать методы еще более пригодными для повторного использования?</text:p>
        </text:list-item>
        <text:list-item>
          <text:p text:style-name="P262">как объявить модуль и методы в нем?</text:p>
        </text:list-item>
        <text:list-item>
          <text:p text:style-name="P262">как использовать модуль? – как загрузить модуль</text:p>
        </text:list-item>
        <text:list-item>
          <text:p text:style-name="P262">когда мы используем require, то что мы указываем, это имя файла или имя модуля?</text:p>
        </text:list-item>
        <text:list-item>
          <text:p text:style-name="P262">одно ли это и то же, использовать в команде require имя файла с расширением и без расширения?</text:p>
        </text:list-item>
        <text:list-item>
          <text:p text:style-name="P262">можно ли указывать в require путь к файлу? Нужно ли?</text:p>
        </text:list-item>
        <text:list-item>
          <text:p text:style-name="P26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64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7">Занятие 16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8985390423428973351" text:style-name="L52">
        <text:list-item>
          <text:p text:style-name="P220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7">Занятие 17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6859246159708102119" text:style-name="L53">
        <text:list-item>
          <text:p text:style-name="P221">lesson.17.tar.bz2</text:p>
        </text:list-item>
      </text:list>
      <text:list xml:id="list211011860394805" text:continue-list="list8985390423428973351" text:style-name="L52">
        <text:list-header>
          <text:p text:style-name="P273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61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64">нисходящем</text:span> <text:soft-page-break/>порядке по <text:span text:style-name="T64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65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65">|key, val|</text:span></text:p>
      <text:p text:style-name="P49"><text:tab/><text:span text:style-name="T65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65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7">Занятие 18</text:p>
            <text:p text:style-name="P157">(90 минут)</text:p>
          </table:table-cell>
        </table:table-row>
      </table:table>
      <text:p text:style-name="P154"/>
      <text:p text:style-name="P173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4"/>
      <text:p text:style-name="P170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0"><text:tab/>ответ: load_queries_6</text:p>
      <text:p text:style-name="P170">&gt;&gt;&gt; load_queries_6 содержит пример тернарной операции</text:p>
      <text:p text:style-name="P170"/>
      <text:p text:style-name="P172">find_words -- поиск</text:p>
      <text:p text:style-name="P172"/>
      <text:p text:style-name="P170">для нижеследующих заданий лучше использовать большой список queries (data/words.txt)</text:p>
      <text:p text:style-name="P170"/>
      <text:p text:style-name="P170">finding_queries_1 queries.txt</text:p>
      <text:p text:style-name="P20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7">time -p user=0.24</text:p>
      <text:p text:style-name="P170"/>
      <text:p text:style-name="P170">finding_queries_2</text:p>
      <text:p text:style-name="P20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8">time -p user=2215.42 (36min) (на words.txt)</text:p>
      <text:p text:style-name="P208"/>
      <text:p text:style-name="P107">finding_queries_3</text:p>
      <text:p text:style-name="P209">решение основано на finding_queries_2, но итерирование происходит по массиву слов предложения.</text:p>
      <text:p text:style-name="P209">time -p user=1232.39 (20min) (на words.txt)</text:p>
      <text:p text:style-name="P170"/>
      <text:p text:style-name="P170"><text:soft-page-break/>finding_queries_4</text:p>
      <text:p text:style-name="P206">хорошее решение, использующее хэш вместо массива. итерирование по словам предложения.</text:p>
      <text:p text:style-name="P206">time -p user=0.97 (1.5sec) (на words.txt)</text:p>
      <text:p text:style-name="P206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06">построение подстрок от заданной позиции, используя string[start, end]</text:p>
      <text:p text:style-name="P206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6">ответ: all_substrings_2</text:p>
      <text:p text:style-name="P170"/>
      <text:p text:style-name="P170">all_substrings_3</text:p>
      <text:p text:style-name="P210">генерация всех подстрок длин 3 из заданного слова, начиная от начала слова.</text:p>
      <text:p text:style-name="P21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7">Занятие 19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8843378477180072835" text:style-name="L54">
        <text:list-item>
          <text:p text:style-name="P222">lesson.19.tar.bz2</text:p>
        </text:list-item>
        <text:list-item>
          <text:p text:style-name="P222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7">Занятие 20</text:p>
            <text:p text:style-name="P157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211010724303367" text:continue-numbering="true" text:style-name="L54">
        <text:list-item>
          <text:p text:style-name="P222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C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4" office:value-type="string">
            <text:p text:style-name="P49">n % 100 / 10</text:p>
          </table:table-cell>
          <table:table-cell table:style-name="Таблица8.C4" office:value-type="string">
            <text:p text:style-name="P49">n % 10^2 / 10^1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4" office:value-type="string">
            <text:p text:style-name="P150">n <text:span text:style-name="T77">% 1000 / 100</text:span></text:p>
          </table:table-cell>
          <table:table-cell table:style-name="Таблица8.C4" office:value-type="string">
            <text:p text:style-name="P126">n % 10^3 / 10^2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4" office:value-type="string">
            <text:p text:style-name="P126">n % 10000 / 1000</text:p>
          </table:table-cell>
          <table:table-cell table:style-name="Таблица8.C4" office:value-type="string">
            <text:p text:style-name="P126">n % 10^4 / 10^3</text:p>
          </table:table-cell>
          <table:table-cell table:style-name="Таблица8.D4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7">Занятие 21</text:p>
            <text:p text:style-name="P157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8302648175751729488" text:style-name="L55">
        <text:list-item>
          <text:p text:style-name="P223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4600950722032259625" text:style-name="L56">
        <text:list-item>
          <text:p text:style-name="P224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76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7">Занятие 22</text:p>
            <text:p text:style-name="P157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211011401328453" text:continue-list="list211010724303367" text:style-name="L54">
        <text:list-item>
          <text:p text:style-name="P274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78">ß</text:span> --&gt; SS но не всякое SS -&gt; <text:span text:style-name="T78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5">да</text:p>
          </table:table-cell>
          <table:table-cell table:style-name="Table22.C2" office:value-type="string">
            <text:p text:style-name="P175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76">лучше нет, чем да</text:p>
          </table:table-cell>
          <table:table-cell table:style-name="Table22.C2" office:value-type="string">
            <text:p text:style-name="P176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74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7">Занятие 23</text:p>
            <text:p text:style-name="P157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211010753120717" text:continue-numbering="true" text:style-name="L54">
        <text:list-item>
          <text:p text:style-name="P222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1">Some things to think about when choosing between these mechanisms are:</text:p>
            <text:list xml:id="list7696495614630535868" text:style-name="L57">
              <text:list-item>
                <text:p text:style-name="P304">Do you just want stdout or do you need stderr as well? or even separated out? </text:p>
              </text:list-item>
              <text:list-item>
                <text:p text:style-name="P304">How big is your output? Do you want to hold the entire result in memory? </text:p>
              </text:list-item>
              <text:list-item>
                <text:p text:style-name="P304">Do you want to read some of your output while the subprocess is still running? </text:p>
              </text:list-item>
              <text:list-item>
                <text:p text:style-name="P304">Do you need result codes? </text:p>
              </text:list-item>
              <text:list-item>
                <text:p text:style-name="P305">Do you need a ruby object that represents the process and lets you kill it on demand? </text:p>
              </text:list-item>
            </text:list>
            <text:p text:style-name="P211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1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74"><text:tab/>IO</text:span>.<text:span text:style-name="T74">popen</text:span>("date") { <text:span text:style-name="T74">|io|</text:span> <text:span text:style-name="T74">puts</text:span> <text:span text:style-name="T74">io</text:span>.<text:span text:style-name="T74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74"><text:tab/>io = IO</text:span>.<text:span text:style-name="T74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4945870512202443221" text:style-name="L58">
        <text:list-item>
          <text:p text:style-name="P225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5">какие способы позволяют забрать выход выполненной программы? - `cmd`, <text:s/>%x{cmd}, IO.popen</text:p>
        </text:list-item>
        <text:list-item>
          <text:p text:style-name="P225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5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5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5">Годиться ли IO.popen для запуска только лишь одиночных команд? – нет, и для пайпов тоже</text:p>
        </text:list-item>
        <text:list-item>
          <text:p text:style-name="P225">Как передать данные на вход команде/пайпу, открытому при помощи IO.popen – IO#puts</text:p>
        </text:list-item>
        <text:list-item>
          <text:p text:style-name="P225">Как забрать данные? – IO#gets</text:p>
        </text:list-item>
        <text:list-item>
          <text:p text:style-name="P225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5"><text:s/>Как бороться с буферизацией? – stdbuf, --flush</text:p>
        </text:list-item>
        <text:list-item>
          <text:p text:style-name="P225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5">Какие режимы открывания файла/пайпа есть - r, w, a и r+, w+, a+</text:p>
        </text:list-item>
        <text:list-item>
          <text:p text:style-name="P225">чем отличается w от a?</text:p>
        </text:list-item>
        <text:list-item>
          <text:p text:style-name="P225">Как нужно открыть пайп, чтобы иметь возможность как писать в него, так и читать? – r+ или w+</text:p>
        </text:list-item>
        <text:list-item>
          <text:p text:style-name="P225">В чем отличие r+ от w+ – при открытии файла, r+ ругнется, если файла нет. w+ просто его создаст</text:p>
        </text:list-item>
        <text:list-item>
          <text:p text:style-name="P225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3328054374580050566" text:style-name="L59">
        <text:list-item>
          <text:p text:style-name="P226">еще раз рассказать, что assign_properties необязателен (изменен слайд 175)</text:p>
        </text:list-item>
        <text:list-item>
          <text:p text:style-name="P226">разбор assign_properties</text:p>
        </text:list-item>
        <text:list-item>
          <text:p text:style-name="P226"><text:soft-page-break/>разобрать скрипт verticalize</text:p>
        </text:list-item>
        <text:list-item>
          <text:p text:style-name="P226">объяснить: word, *tmp, tag = line.split</text:p>
        </text:list-item>
        <text:list-item>
          <text:p text:style-name="P226">реализовать restore_spaces (slide 178). показать, как его тестировать на исходном train.vert с эталонными тегами.</text:p>
          <text:p text:style-name="P226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73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73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79"><text:tab/>IO.popen([</text:span><text:span text:style-name="T80">env</text:span>,] cmd, mode="r" [, opt])</text:p>
      <text:p text:style-name="P2"/>
      <text:p text:style-name="P16"><text:span text:style-name="T73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7">Занятие 25</text:p>
            <text:p text:style-name="P157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7">Занятие 26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4818195312404181101" text:style-name="L60">
        <text:list-item>
          <text:p text:style-name="P263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6175448873823603450" text:style-name="L61">
        <text:list-item>
          <text:p text:style-name="P264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4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4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4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4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4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64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64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6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71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71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6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6"><text:span text:style-name="Source_20_Text"><text:span text:style-name="T8"/></text:span></text:p>
      <text:p text:style-name="P186"><text:span text:style-name="Source_20_Text"><text:span text:style-name="T8">!!! Вопрос: в какую скобку попадает год в следующем РВ?</text:span></text:span></text:p>
      <text:p text:style-name="P186"><text:span text:style-name="Source_20_Text"><text:span text:style-name="T8"/></text:span></text:p>
      <text:p text:style-name="P186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7">Занятие 27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7">Занятие 28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7">Занятие 29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861037841297182539" text:style-name="L62">
        <text:list-item>
          <text:p text:style-name="P265"><text:span text:style-name="Source_20_Text"><text:span text:style-name="T5">lesson.29.tar.bz2</text:span></text:span></text:p>
          <text:p text:style-name="P265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7">Занятие 30 и 31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1012524027048" text:continue-numbering="true" text:style-name="L62">
        <text:list-item>
          <text:p text:style-name="P266"><text:span text:style-name="Source_20_Text"><text:span text:style-name="T4">lesson.30.tar.bz2 (тест)</text:span></text:span></text:p>
        </text:list-item>
        <text:list-item>
          <text:p text:style-name="P266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81">Переделайте пример выше так, чтобы одна из скобок стала незахватывающей</text:span></text:span><text:span text:style-name="Source_20_Text"><text:span text:style-name="T82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41">m i x</text:span></text:span><text:span text:style-name="Source_20_Text"><text:span text:style-name="T5"> (NB: опция </text:span></text:span><text:span text:style-name="Source_20_Text"><text:span text:style-name="T4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81">Можно ли выключить опцию для конкретной скобки? </text:span></text:span><text:span text:style-name="Source_20_Text"><text:span text:style-name="T82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1"><text:tab/>&gt; "apple".match /(?:PP)l/i</text:span></text:span></text:p>
      <text:p text:style-name="Standard"><text:span text:style-name="Source_20_Text"><text:span text:style-name="T82"><text:tab/></text:span></text:span><text:span text:style-name="Source_20_Text"><text:span text:style-name="T81">&gt; "apple".match</text:span></text:span></text:p>
      <text:p text:style-name="Standard"><text:span text:style-name="Source_20_Text"><text:span text:style-name="T81"/></text:span></text:p>
      <text:p text:style-name="Standard"><text:span text:style-name="Source_20_Text"><text:span text:style-name="T81">Ответ:</text:span></text:span></text:p>
      <text:p text:style-name="Standard"><text:span text:style-name="Source_20_Text"><text:span text:style-name="T81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6"><text:span text:style-name="Source_20_Text"><text:span text:style-name="T5">13. </text:span></text:span><text:span text:style-name="Source_20_Text"><text:span text:style-name="T81">Что заметчит следующее РВ? И почему</text:span></text:span><text:span text:style-name="Source_20_Text"><text:span text:style-name="T82"> (опишите словами или подчеркните в </text:span></text:span><text:span text:style-name="Source_20_Text"><text:span text:style-name="T81">str</text:span></text:span><text:span text:style-name="Source_20_Text"><text:span text:style-name="T82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81">lesson.30/test_re_13</text:span></text:span><text:span text:style-name="Source_20_Text"><text:span text:style-name="T82">.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<text:tab/>&gt; str = "S p RING\nHas\nCome" </text:span></text:span></text:p>
      <text:p text:style-name="P186"><text:span text:style-name="Source_20_Text"><text:span text:style-name="T5"><text:tab/>&gt; re = /(?mx-i:[A-Z] .+ [A-Z])/</text:span></text:span></text:p>
      <text:p text:style-name="P186"><text:span text:style-name="Source_20_Text"><text:span text:style-name="T5"><text:tab/>&gt; str.match 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см. lesson.30/test_re_13</text:span></text:span></text:p>
      <text:p text:style-name="P186"><text:span text:style-name="Source_20_Text"><text:span text:style-name="T6"/></text:span></text:p>
      <text:p text:style-name="P186"><text:span text:style-name="Source_20_Text"><text:span text:style-name="T70">Ответ:</text:span></text:span></text:p>
      <text:p text:style-name="P186"><text:span text:style-name="Source_20_Text"><text:span text:style-name="T70"><text:tab/>1) /[A-Z]/ метчит “S”</text:span></text:span></text:p>
      <text:p text:style-name="P186"><text:span text:style-name="Source_20_Text"><text:span text:style-name="T70"><text:tab/>2) пробелы вокруг .+ игнорируются, так как включени режим /x</text:span></text:span></text:p>
      <text:p text:style-name="P186"><text:span text:style-name="Source_20_Text"><text:span text:style-name="T70"><text:tab/>3) /.+/ метчит “ p RING\nHas\n” так как включени /m которая позволяет метчить \s метасимволом /./</text:span></text:span></text:p>
      <text:p text:style-name="P186"><text:span text:style-name="Source_20_Text"><text:span text:style-name="T70"><text:tab/>4) [A-Z] метчит “C”</text:span></text:span></text:p>
      <text:p text:style-name="P186"><text:span text:style-name="Source_20_Text"><text:span text:style-name="T70"/></text:span></text:p>
      <text:p text:style-name="P186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48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47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7330720880662120819" text:style-name="L63">
        <text:list-item>
          <text:p text:style-name="P227">простая - вызывает себя непосредственно</text:p>
        </text:list-item>
        <text:list-item>
          <text:p text:style-name="P227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46">родитель </text:span></text:span><text:span text:style-name="Source_20_Text"><text:span text:style-name="T54">-&gt; </text:span></text:span><text:span text:style-name="Source_20_Text"><text:span text:style-name="T46">дочерние узлы, дочерние узлы в свою очередь являются родительскими для других узлов</text:span></text:span></text:p>
      <text:list xml:id="list211012153783883" text:continue-numbering="true" text:style-name="L63">
        <text:list-header>
          <text:p text:style-name="P281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8992352524705824476" text:style-name="L64">
        <text:list-item>
          <text:p text:style-name="P228">функция задана для некоторого начального значения a (base case)</text:p>
        </text:list-item>
        <text:list-item>
          <text:p text:style-name="P228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9"><text:span text:style-name="Source_20_Text"><text:span text:style-name="T46"><text:s text:c="5"/>{ <text:s text:c="2"/>f(k+1) = a * f(k)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46">Вычисление a^5</text:span></text:span></text:p>
      <text:p text:style-name="P189"><text:span text:style-name="Source_20_Text"><text:span text:style-name="T39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7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7" office:value-type="string">
            <text:p text:style-name="P150">f(1) = a * f(0+1) = a * f(0)</text:p>
          </table:table-cell>
          <table:table-cell table:style-name="Таблица17.C7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7" office:value-type="string">
            <text:p text:style-name="P150">f(2) = a * f(1+1) = a * f(1)</text:p>
          </table:table-cell>
          <table:table-cell table:style-name="Таблица17.C7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7" office:value-type="string">
            <text:p text:style-name="P150">f(3) = a * f(2+1) = a * f(2)</text:p>
          </table:table-cell>
          <table:table-cell table:style-name="Таблица17.C7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7" office:value-type="string">
            <text:p text:style-name="P150">f(4) = a * f(3+1) = a * f(3)</text:p>
          </table:table-cell>
          <table:table-cell table:style-name="Таблица17.C7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7" office:value-type="string">
            <text:p text:style-name="P150">f(5) = a * f(4+1) = a * f(4)</text:p>
          </table:table-cell>
          <table:table-cell table:style-name="Таблица17.C7" office:value-type="string">
            <text:p text:style-name="P150">2 * 16 = 32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&gt;&gt;&gt; рекуррентное определение - это forward recursion. </text:span></text:span></text:p>
      <text:p text:style-name="P186"><text:span text:style-name="Source_20_Text"><text:span text:style-name="T5">&gt;&gt;&gt; Дополнительно надо знать, когда остановиться (k стало равным n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Вопрос: Можно ли эту задачу решить используя цикл?</text:span></text:span></text:p>
      <text:p text:style-name="P186"><text:span text:style-name="Source_20_Text"><text:span text:style-name="T5">Ответ: да, см. power_loop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6"><text:span text:style-name="Source_20_Text"><text:span text:style-name="T5"/></text:span></text:p>
      <text:p text:style-name="P118"><text:span text:style-name="Source_20_Text"><text:span text:style-name="T54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46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46"/></text:span></text:p>
      <text:p text:style-name="P121"><text:span text:style-name="Source_20_Text"><text:span text:style-name="T50">Разделяй и властвуй</text:span></text:span><text:span text:style-name="Source_20_Text"><text:span text:style-name="T48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48"/></text:span></text:p>
      <text:p text:style-name="P121"><text:span text:style-name="Source_20_Text"><text:span text:style-name="T46">Backward recursion - от большей задачи через меньшие задачи мы приходим к base case.</text:span></text:span></text:p>
      <text:p text:style-name="P121"><text:span text:style-name="Source_20_Text"><text:span text:style-name="T39"/></text:span></text:p>
      <text:p text:style-name="P121"><text:span text:style-name="Source_20_Text"><text:span text:style-name="T46">f(n) = a^n для n&gt;=0</text:span></text:span></text:p>
      <text:p text:style-name="P121"><text:span text:style-name="Source_20_Text"><text:span text:style-name="T39"/></text:span></text:p>
      <text:p text:style-name="P2"><text:s text:c="5"/>{ <text:s text:c="2"/>f(0) = 1</text:p>
      <text:p text:style-name="P121"><text:span text:style-name="Source_20_Text"><text:span text:style-name="T46"><text:s text:c="5"/>{ <text:s text:c="2"/>f(k) = a * f(k-1)</text:span></text:span></text:p>
      <text:p text:style-name="P121"><text:span text:style-name="Source_20_Text"><text:span text:style-name="T39"/></text:span></text:p>
      <text:p text:style-name="P121"><text:span text:style-name="Source_20_Text"><text:span text:style-name="T46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39"/></text:span></text:p>
      <text:p text:style-name="P186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def power a, n</text:span></text:span></text:p>
      <text:p text:style-name="P186"><text:span text:style-name="Source_20_Text"><text:span text:style-name="T5"><text:tab/>if n == 0</text:span></text:span></text:p>
      <text:p text:style-name="P186"><text:span text:style-name="Source_20_Text"><text:span text:style-name="T5"><text:tab/><text:tab/>return 1</text:span></text:span></text:p>
      <text:p text:style-name="P186"><text:span text:style-name="Source_20_Text"><text:span text:style-name="T5"><text:tab/>else</text:span></text:span></text:p>
      <text:p text:style-name="P186"><text:span text:style-name="Source_20_Text"><text:span text:style-name="T5"><text:tab/><text:tab/>return a * power(a, n-1)</text:span></text:span></text:p>
      <text:p text:style-name="P186"><text:span text:style-name="Source_20_Text"><text:span text:style-name="T5"><text:tab/>end</text:span></text:span></text:p>
      <text:p text:style-name="P186"><text:soft-page-break/><text:span text:style-name="Source_20_Text"><text:span text:style-name="T5">end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puts </text:span></text:span><text:span text:style-name="Source_20_Text"><text:span text:style-name="T5">power(2,5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казать как трассировать рекурсию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Распечатать lectures/TracingRecursion.odp</text:span></text:span></text:p>
      <text:p text:style-name="P186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6"><text:span text:style-name="Source_20_Text"><text:span text:style-name="T5">power(2,5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  <table:table-cell table:style-name="Table43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4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3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2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1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0)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Задание: воспроизведите трассировку рекурсии для случая power(2,6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к таблице добавиться строка сверху, </text:span></text:span></text:p>
      <text:p text:style-name="P186"><text:span text:style-name="Source_20_Text"><text:span text:style-name="T5">&gt;&gt;&gt; power(2,6) | 2 | 32 | 64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6"><text:span text:style-name="Source_20_Text"><text:span text:style-name="T5"><text:tab/>if x == 1</text:span></text:span></text:p>
      <text:p text:style-name="P186"><text:span text:style-name="Source_20_Text"><text:span text:style-name="T5"><text:tab/><text:tab/>return a</text:span></text:span></text:p>
      <text:p text:style-name="P186"><text:span text:style-name="Source_20_Text"><text:span text:style-name="T5"><text:tab/>end</text:span></text:span></text:p>
      <text:p text:style-name="P186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">Base cases can be multiple.</text:span></text:span></text:p>
      <text:p text:style-name="P186"><text:span text:style-name="Source_20_Text"><text:span text:style-name="T5">Recursive calls can be multiple and different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http://en.wikipedia.org/wiki/Collatz_conjectu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6"><text:span text:style-name="Source_20_Text"><text:span text:style-name="T5">def power a, n</text:span></text:span></text:p>
            <text:p text:style-name="P186"><text:span text:style-name="Source_20_Text"><text:span text:style-name="T5"><text:tab/>if n == 0</text:span></text:span></text:p>
            <text:p text:style-name="P186"><text:span text:style-name="Source_20_Text"><text:span text:style-name="T5"><text:tab/><text:tab/>return 1</text:span></text:span></text:p>
            <text:p text:style-name="P186"><text:span text:style-name="Source_20_Text"><text:span text:style-name="T5"><text:tab/>elsif n == 1</text:span></text:span></text:p>
            <text:p text:style-name="P186"><text:span text:style-name="Source_20_Text"><text:span text:style-name="T5"><text:tab/><text:tab/>return a </text:span></text:span></text:p>
            <text:p text:style-name="P186"><text:span text:style-name="Source_20_Text"><text:span text:style-name="T5"><text:tab/>else</text:span></text:span></text:p>
            <text:p text:style-name="P186"><text:span text:style-name="Source_20_Text"><text:span text:style-name="T5"><text:tab/><text:tab/>return a * power(a, n-1)</text:span></text:span></text:p>
            <text:p text:style-name="P186"><text:span text:style-name="Source_20_Text"><text:span text:style-name="T5"><text:tab/>end</text:span></text:span></text:p>
            <text:p text:style-name="P186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6"><text:span text:style-name="Source_20_Text"><text:span text:style-name="T15">if (test for simple case) {</text:span></text:span></text:p>
            <text:p text:style-name="P186"><text:span text:style-name="Source_20_Text"><text:span text:style-name="T15"><text:tab/>Compute a simple solution without using recursion.</text:span></text:span></text:p>
            <text:p text:style-name="P186"><text:span text:style-name="Source_20_Text"><text:span text:style-name="T15">} else {</text:span></text:span></text:p>
            <text:p text:style-name="P186"><text:span text:style-name="Source_20_Text"><text:span text:style-name="T15"><text:tab/>Break the problem down into subproblems of the same form.</text:span></text:span></text:p>
            <text:p text:style-name="P186"><text:span text:style-name="Source_20_Text"><text:span text:style-name="T15"><text:tab/>Solve each of the subproblems by calling this function recursively.</text:span></text:span></text:p>
            <text:p text:style-name="P186"><text:span text:style-name="Source_20_Text"><text:span text:style-name="T15"><text:tab/>Reassemble the solutions to the subproblems into a solution for the whole.</text:span></text:span></text:p>
            <text:p text:style-name="P186"><text:span text:style-name="Source_20_Text"><text:span text:style-name="T15">}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/></text:span></text:p>
      <text:p text:style-name="P186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reverse(“bamboo”) #=&gt; oobmab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дсказка:</text:span></text:span></text:p>
      <text:p text:style-name="P186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6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6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6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  <table:table-cell table:style-name="Table44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6"><text:span text:style-name="Source_20_Text"><text:span text:style-name="T5">a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6"><text:span text:style-name="Source_20_Text"><text:span text:style-name="T5">m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  <table:table-cell table:style-name="Table44.A1" office:value-type="string">
            <text:p text:style-name="P186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Ответ: recursion/reverse_string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3">Задания</text:span></text:span></text:p>
      <text:p text:style-name="P186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54">ответ: lesson.31/recursion/factorial</text:span></text:span></text:p>
      <text:p text:style-name="P121"><text:span text:style-name="Source_20_Text"><text:span text:style-name="T5"/></text:span></text:p>
      <text:p text:style-name="P186"><text:span text:style-name="Source_20_Text"><text:span text:style-name="T30">Задания</text:span></text:span></text:p>
      <text:p text:style-name="P186"><text:span text:style-name="Source_20_Text"><text:span text:style-name="T30"/></text:span></text:p>
      <text:list xml:id="list1167708115590226369" text:style-name="WWNum72">
        <text:list-header>
          <text:p text:style-name="P276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7">Занятие 32</text:p>
            <text:p text:style-name="P157">(90 минут)</text:p>
          </table:table-cell>
        </table:table-row>
      </table:table>
      <text:p text:style-name="P111"><text:span text:style-name="Source_20_Text"><text:span text:style-name="T25"/></text:span></text:p>
      <text:p text:style-name="P111"><text:span text:style-name="Source_20_Text"><text:span text:style-name="T35">Раздаточный материал</text:span></text:span></text:p>
      <text:p text:style-name="P111"><text:span text:style-name="Source_20_Text"><text:span text:style-name="T35"/></text:span></text:p>
      <text:list xml:id="list661129965764534365" text:style-name="L65">
        <text:list-item>
          <text:p text:style-name="P282"><text:span text:style-name="Source_20_Text"><text:span text:style-name="T29">lesson.32.tar.bz2</text:span></text:span></text:p>
        </text:list-item>
        <text:list-item>
          <text:p text:style-name="P282"><text:span text:style-name="Source_20_Text"><text:span text:style-name="T29">бланки с таблицей для трассировки рекурсии</text:span></text:span></text:p>
        </text:list-item>
      </text:list>
      <text:p text:style-name="P111"><text:span text:style-name="Source_20_Text"><text:span text:style-name="T25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8077762691657355993" text:style-name="L66">
        <text:list-item>
          <text:p text:style-name="P229">каждый stack frame требует памяти</text:p>
        </text:list-item>
        <text:list-item>
          <text:p text:style-name="P229">создание stack frame требует времени</text:p>
        </text:list-item>
      </text:list>
      <text:p text:style-name="P121"><text:span text:style-name="Source_20_Text"><text:span text:style-name="T45"/></text:span></text:p>
      <text:p text:style-name="P121"><text:span text:style-name="Source_20_Text"><text:span text:style-name="T49">&gt;&gt;&gt; здесь разобрать/сделать задания с предыдущих слайдов</text:span></text:span></text:p>
      <text:p text:style-name="P121"><text:span text:style-name="Source_20_Text"><text:span text:style-name="T49"/></text:span></text:p>
      <text:p text:style-name="P121"><text:span text:style-name="Source_20_Text"><text:span text:style-name="T51">Хвостовая рекурсия</text:span></text:span></text:p>
      <text:p text:style-name="P121"><text:span text:style-name="Source_20_Text"><text:span text:style-name="T52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64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1"/>
          </table:table-cell>
          <table:table-cell table:style-name="Table42.A1" office:value-type="string">
            <text:p text:style-name="P191">ждущее</text:p>
            <text:p text:style-name="P191">значение</text:p>
          </table:table-cell>
          <table:table-cell table:style-name="Table42.A1" office:value-type="string">
            <text:p text:style-name="P190">значение, пришедшее на возврате</text:p>
          </table:table-cell>
          <table:table-cell table:style-name="Table42.A1" office:value-type="string">
            <text:p text:style-name="P191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4">power(2,5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4">power(2,4, 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4">power(2,3, 4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4">power(2,2, 8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4">power(2,1, 16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54">power(2,0, 3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46">def reverse(str, res="") </text:span></text:span></text:p>
      <text:p text:style-name="P121"><text:span text:style-name="Source_20_Text"><text:span text:style-name="T46"><text:s text:c="2"/>if str.empty? </text:span></text:span></text:p>
      <text:p text:style-name="P121"><text:span text:style-name="Source_20_Text"><text:span text:style-name="T46"><text:s text:c="4"/>res </text:span></text:span></text:p>
      <text:p text:style-name="P121"><text:span text:style-name="Source_20_Text"><text:span text:style-name="T46"><text:s text:c="2"/>else </text:span></text:span></text:p>
      <text:p text:style-name="P121"><text:span text:style-name="Source_20_Text"><text:span text:style-name="T46"><text:s text:c="4"/>reverse(str[0..-2], res &lt;&lt; str[-1,1]) </text:span></text:span></text:p>
      <text:p text:style-name="P121"><text:span text:style-name="Source_20_Text"><text:span text:style-name="T46"><text:s text:c="2"/>end </text:span></text:span></text:p>
      <text:p text:style-name="P121"><text:span text:style-name="Source_20_Text"><text:span text:style-name="T46">end</text:span></text:span></text:p>
      <text:p text:style-name="P121"><text:span text:style-name="Source_20_Text"><text:span text:style-name="T39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1"/>
          </table:table-cell>
          <table:table-cell table:style-name="Table40.A1" office:value-type="string">
            <text:p text:style-name="P191">ждущее</text:p>
            <text:p text:style-name="P191">значение</text:p>
          </table:table-cell>
          <table:table-cell table:style-name="Table40.A1" office:value-type="string">
            <text:p text:style-name="P190">значение, пришедшее на возврате (берется из 4)</text:p>
          </table:table-cell>
          <table:table-cell table:style-name="Table40.A1" office:value-type="string">
            <text:p text:style-name="P191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6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30"/></text:span></text:p>
      <text:p text:style-name="P121"><text:span text:style-name="Source_20_Text"><text:span text:style-name="T53">Задания</text:span></text:span></text:p>
      <text:p text:style-name="P121"><text:span text:style-name="Source_20_Text"><text:span text:style-name="T30"/></text:span></text:p>
      <text:p text:style-name="P121"><text:span text:style-name="Source_20_Text"><text:span text:style-name="T46">Реализуйте метод, проверяющий, является ли данная строка палиндромом.</text:span></text:span></text:p>
      <text:p text:style-name="P121"><text:span text:style-name="Source_20_Text"><text:span text:style-name="T39"/></text:span></text:p>
      <text:p text:style-name="P121"><text:span text:style-name="Source_20_Text"><text:span text:style-name="T46"><text:tab/>palindrome?I(«civic») #=&gt; true</text:span></text:span></text:p>
      <text:p text:style-name="P121"><text:span text:style-name="Source_20_Text"><text:span text:style-name="T39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46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46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46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39"/></text:span></text:p>
      <text:p text:style-name="P121"><text:span text:style-name="Source_20_Text"><text:span text:style-name="T46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46">Сформулируйте базис рекурсии?</text:span></text:span></text:p>
      <text:p text:style-name="P189"><text:span text:style-name="Source_20_Text"><text:span text:style-name="T46">для какой строки задачу не нужно уменьшать, а можно сразу принять решение?</text:span></text:span></text:p>
      <text:p text:style-name="P189"><text:span text:style-name="Source_20_Text"><text:span text:style-name="T46">является ли палиндромом пустая строка? -- да,</text:span></text:span></text:p>
      <text:p text:style-name="P189"><text:span text:style-name="Source_20_Text"><text:span text:style-name="T46">является ли палиндромом строка, состоящая из одного символа? -- да</text:span></text:span></text:p>
      <text:p text:style-name="P189"><text:span text:style-name="Source_20_Text"><text:span text:style-name="T46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39"/></text:span></text:p>
      <text:p text:style-name="P121"><text:span text:style-name="Source_20_Text"><text:span text:style-name="T39"/></text:span></text:p>
      <text:p text:style-name="P121"><text:span text:style-name="Source_20_Text"><text:span text:style-name="T46">ответ: lesson.32/recursion/palindrome</text:span></text:span></text:p>
      <text:p text:style-name="P121"><text:span text:style-name="Source_20_Text"><text:span text:style-name="T46">слова для тестирования: palindrome.in</text:span></text:span></text:p>
      <text:p text:style-name="P121"><text:span text:style-name="Source_20_Text"><text:span text:style-name="T39"/></text:span></text:p>
      <text:p text:style-name="P121"><text:span text:style-name="Source_20_Text"><text:span text:style-name="T46">def palindrome? str </text:span></text:span></text:p>
      <text:p text:style-name="P121"><text:span text:style-name="Source_20_Text"><text:span text:style-name="T46"><text:s text:c="2"/>if str.length &lt; 2 </text:span></text:span></text:p>
      <text:p text:style-name="P121"><text:span text:style-name="Source_20_Text"><text:span text:style-name="T46"><text:s text:c="4"/>true </text:span></text:span></text:p>
      <text:p text:style-name="P121"><text:span text:style-name="Source_20_Text"><text:span text:style-name="T46"><text:s text:c="2"/>else </text:span></text:span></text:p>
      <text:p text:style-name="P121"><text:span text:style-name="Source_20_Text"><text:span text:style-name="T46"><text:s text:c="4"/>str.match /^(.)(.*)(.)$/ </text:span></text:span></text:p>
      <text:p text:style-name="P121"><text:span text:style-name="Source_20_Text"><text:span text:style-name="T46"><text:s text:c="4"/>head, body, tail = $~.captures </text:span></text:span></text:p>
      <text:p text:style-name="P121"><text:span text:style-name="Source_20_Text"><text:span text:style-name="T46"><text:s text:c="4"/>head == tail &amp;&amp; palindrome?(body) </text:span></text:span></text:p>
      <text:p text:style-name="P121"><text:span text:style-name="Source_20_Text"><text:span text:style-name="T46"><text:s text:c="2"/>end </text:span></text:span></text:p>
      <text:p text:style-name="P121"><text:span text:style-name="Source_20_Text"><text:span text:style-name="T46">end</text:span></text:span></text:p>
      <text:p text:style-name="P121"><text:span text:style-name="Source_20_Text"><text:span text:style-name="T39"/></text:span></text:p>
      <text:p text:style-name="P121"><text:span text:style-name="Source_20_Text"><text:span text:style-name="T48">Заполните таблицу трассировки для этой задачи на примере слова civic и trust</text:span></text:span></text:p>
      <text:p text:style-name="P121"><text:span text:style-name="Source_20_Text"><text:span text:style-name="T39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6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6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6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</table:table>
      <text:p text:style-name="P186"><text:span text:style-name="Source_20_Text"><text:span text:style-name="T30"/></text:span></text:p>
      <text:p text:style-name="P121"><text:span text:style-name="Source_20_Text"><text:span text:style-name="T48">Таблица трассировки для слова trust</text:span></text:span></text:p>
      <text:p text:style-name="P186"><text:span text:style-name="Source_20_Text"><text:span text:style-name="T3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6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6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6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6"><text:span text:style-name="Source_20_Text"><text:span text:style-name="T5">-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6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6"><text:span text:style-name="Source_20_Text"><text:span text:style-name="T30"/></text:span></text:p>
      <text:p text:style-name="P186"><text:span text:style-name="Source_20_Text"><text:span text:style-name="T30">Задание</text:span></text:span></text:p>
      <text:p text:style-name="P186"><text:soft-page-break/><text:span text:style-name="Source_20_Text"><text:span text:style-name="T30"/></text:span></text:p>
      <text:p text:style-name="P186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um_digits(2014) #=&gt; 7 # т.к. <text:s/>2+0+1+4 = 7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2/recursion/sum_digit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29">&gt;&gt;&gt; Нарисовать в виде дерева:</text:span></text:span></text:p>
      <text:p text:style-name="P186"><text:span text:style-name="Source_20_Text"><text:span text:style-name="T15"><text:s text:c="3"/>2014</text:span></text:span></text:p>
      <text:p text:style-name="P186"><text:span text:style-name="Source_20_Text"><text:span text:style-name="T15"><text:s text:c="3"/>| <text:s text:c="5"/>|</text:span></text:span></text:p>
      <text:p text:style-name="P186"><text:span text:style-name="Source_20_Text"><text:span text:style-name="T15">201 <text:s/>| 4</text:span></text:span></text:p>
      <text:p text:style-name="P186"><text:span text:style-name="Source_20_Text"><text:span text:style-name="T15"><text:s text:c="2"/>| <text:s text:c="2"/>\</text:span></text:span></text:p>
      <text:p text:style-name="P186"><text:span text:style-name="Source_20_Text"><text:span text:style-name="T15">20 | 1</text:span></text:span></text:p>
      <text:p text:style-name="P186"><text:span text:style-name="Source_20_Text"><text:span text:style-name="T15"><text:s/>| <text:s/>\</text:span></text:span></text:p>
      <text:p text:style-name="P186"><text:span text:style-name="Source_20_Text"><text:span text:style-name="T15">2 | 0</text:span></text:span></text:p>
      <text:p text:style-name="P186"><text:span text:style-name="Source_20_Text"><text:span text:style-name="T15"><text:s/>|</text:span></text:span></text:p>
      <text:p text:style-name="P186"><text:span text:style-name="Source_20_Text"><text:span text:style-name="T15">2 = base cas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ак получить значение последнего разряда? см. radix_sor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30">(домашнее) Задание*</text:span></text:span></text:p>
      <text:p text:style-name="P186"><text:span text:style-name="Source_20_Text"><text:span text:style-name="T30"/></text:span></text:p>
      <text:p text:style-name="P186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шаг 1: 1 + 7 + 2 + 9 #=&gt; 19</text:span></text:span></text:p>
      <text:p text:style-name="P186"><text:span text:style-name="Source_20_Text"><text:span text:style-name="T15"><text:tab/>шаг 2: 1 + 9 <text:s text:c="12"/>#=&gt; 10</text:span></text:span></text:p>
      <text:p text:style-name="P186"><text:span text:style-name="Source_20_Text"><text:span text:style-name="T15"><text:tab/>шаг 3: 1 + 0 <text:s text:c="12"/>#=&gt; 1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решении нельзя использовать циклы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3/recursion/digital_root_stub</text:span></text:span></text:p>
      <text:p text:style-name="P186"><text:span text:style-name="Source_20_Text"><text:span text:style-name="T15">ответ: lesson.33/recursion/digital_roo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ариация попроще: можно использовать цикл и sum_digits.</text:span></text:span></text:p>
      <text:p text:style-name="P186"><text:span text:style-name="Source_20_Text"><text:span text:style-name="T25"/></text:span></text:p>
      <text:p text:style-name="P186"><text:span text:style-name="Source_20_Text"><text:span text:style-name="T35">Задание</text:span></text:span></text:p>
      <text:p text:style-name="P186"><text:span text:style-name="Source_20_Text"><text:span text:style-name="T35"/></text:span></text:p>
      <text:p text:style-name="P186"><text:span text:style-name="Source_20_Text"><text:span text:style-name="T29">Взаимная рекурсия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6"><text:span text:style-name="Source_20_Text"><text:span text:style-name="T29"/></text:span></text:p>
      <text:p text:style-name="P186"><text:soft-page-break/><text:span text:style-name="Source_20_Text"><text:span text:style-name="T29">число является четным, если предшественник числа - нечетное число</text:span></text:span></text:p>
      <text:p text:style-name="P186"><text:span text:style-name="Source_20_Text"><text:span text:style-name="T29">число является нечетным, если оно не является четным</text:span></text:span></text:p>
      <text:p text:style-name="P186"><text:span text:style-name="Source_20_Text"><text:span text:style-name="T29">число 0 является четным</text:span></text:span></text:p>
      <text:list xml:id="list7208859415625082859" text:style-name="L67">
        <text:list-header>
          <text:p text:style-name="P283"><text:span text:style-name="Source_20_Text"><text:span text:style-name="T29"/></text:span></text:p>
        </text:list-header>
      </text:list>
      <text:p text:style-name="P186"><text:span text:style-name="Source_20_Text"><text:span text:style-name="T29">начальный скрипт: lesson.32/recursion/odd_or_even_stub</text:span></text:span></text:p>
      <text:p text:style-name="P186"><text:span text:style-name="Source_20_Text"><text:span text:style-name="T29">ответ: lesson.32/recursion/odd_or_even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def even? n</text:span></text:span></text:p>
      <text:p text:style-name="P186"><text:span text:style-name="Source_20_Text"><text:span text:style-name="T29"><text:s text:c="2"/>if n == 0</text:span></text:span></text:p>
      <text:p text:style-name="P186"><text:span text:style-name="Source_20_Text"><text:span text:style-name="T29"><text:s text:c="6"/>return true</text:span></text:span></text:p>
      <text:p text:style-name="P186"><text:span text:style-name="Source_20_Text"><text:span text:style-name="T29"><text:s text:c="3"/>else</text:span></text:span></text:p>
      <text:p text:style-name="P186"><text:span text:style-name="Source_20_Text"><text:span text:style-name="T29"><text:s text:c="6"/>return odd? n-1</text:span></text:span></text:p>
      <text:p text:style-name="P186"><text:span text:style-name="Source_20_Text"><text:span text:style-name="T29"><text:s text:c="3"/>end</text:span></text:span></text:p>
      <text:p text:style-name="P186"><text:span text:style-name="Source_20_Text"><text:span text:style-name="T29">end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def odd? n</text:span></text:span></text:p>
      <text:p text:style-name="P186"><text:span text:style-name="Source_20_Text"><text:span text:style-name="T29"><text:s text:c="2"/>if n == 1</text:span></text:span></text:p>
      <text:p text:style-name="P186"><text:span text:style-name="Source_20_Text"><text:span text:style-name="T29"><text:s text:c="4"/>return true</text:span></text:span></text:p>
      <text:p text:style-name="P186"><text:span text:style-name="Source_20_Text"><text:span text:style-name="T29"><text:s text:c="2"/>else</text:span></text:span></text:p>
      <text:p text:style-name="P186"><text:span text:style-name="Source_20_Text"><text:span text:style-name="T29"><text:s text:c="4"/>return even? n-1</text:span></text:span></text:p>
      <text:p text:style-name="P186"><text:span text:style-name="Source_20_Text"><text:span text:style-name="T29"><text:s text:c="2"/>end</text:span></text:span></text:p>
      <text:p text:style-name="P186"><text:span text:style-name="Source_20_Text"><text:span text:style-name="T29">end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см. lesson.32/recursion/odd_or_even_2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35">Задание</text:span></text:span></text:p>
      <text:p text:style-name="P186"><text:span text:style-name="Source_20_Text"><text:span text:style-name="T35"/></text:span></text:p>
      <text:p text:style-name="P186"><text:span text:style-name="Source_20_Text"><text:span text:style-name="T29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6"><text:span text:style-name="Source_20_Text"><text:span text:style-name="T29"/></text:span></text:p>
      <text:list xml:id="list8376165430385853672" text:style-name="L68">
        <text:list-item>
          <text:p text:style-name="P284"><text:span text:style-name="Source_20_Text"><text:span text:style-name="T29">если x делится без остатка на y, то y и есть НОД -- (базис рекурсии)</text:span></text:span></text:p>
        </text:list-item>
      </text:list>
      <text:p text:style-name="P186"><text:span text:style-name="Source_20_Text"><text:span text:style-name="T29"><text:tab/><text:tab/>x = k*y + 0</text:span></text:span></text:p>
      <text:p text:style-name="P186"><text:span text:style-name="Source_20_Text"><text:span text:style-name="T29"/></text:span></text:p>
      <text:list xml:id="list211011895501125" text:continue-numbering="true" text:style-name="L68">
        <text:list-item>
          <text:p text:style-name="P284"><text:span text:style-name="Source_20_Text"><text:span text:style-name="T29">в противном случае, НОД чисел x и y равен НОДелителю чисел y и остатка от деления x на y</text:span></text:span></text:p>
        </text:list-item>
      </text:list>
      <text:p text:style-name="P186"><text:span text:style-name="Source_20_Text"><text:span text:style-name="T29"/></text:span></text:p>
      <text:p text:style-name="P186"><text:span text:style-name="Source_20_Text"><text:span text:style-name="T29"><text:tab/><text:tab/>x = k*y + r, где r &gt; 0</text:span></text:span></text:p>
      <text:p text:style-name="P186"><text:span text:style-name="Source_20_Text"><text:span text:style-name="T29"><text:tab/><text:tab/>надо искать НОД чисел y и r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ответ: lesson.32/recursion/euclid_gcd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http://en.wikipedia.org/wiki/Euclidean_algorithm</text:span></text:span></text:p>
      <text:p text:style-name="P186"><text:span text:style-name="Source_20_Text"><text:span text:style-name="T29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7">Занятие 33</text:p>
            <text:p text:style-name="P157">(90 минут)</text:p>
          </table:table-cell>
        </table:table-row>
      </table:table>
      <text:p text:style-name="P186"><text:span text:style-name="Source_20_Text"><text:span text:style-name="T25"/></text:span></text:p>
      <text:p text:style-name="P186"><text:span text:style-name="Source_20_Text"><text:span text:style-name="T35">Раздаточный материал</text:span></text:span></text:p>
      <text:p text:style-name="P186"><text:span text:style-name="Source_20_Text"><text:span text:style-name="T35"/></text:span></text:p>
      <text:list xml:id="list5292763714780349461" text:style-name="L69">
        <text:list-item>
          <text:p text:style-name="P285"><text:span text:style-name="Source_20_Text"><text:span text:style-name="T29">lesson.33.tar.bz2</text:span></text:span></text:p>
        </text:list-item>
      </text:list>
      <text:p text:style-name="P186"><text:span text:style-name="Source_20_Text"><text:span text:style-name="T29"/></text:span></text:p>
      <text:p text:style-name="P186"><text:span text:style-name="Source_20_Text"><text:span text:style-name="T35">План занятия</text:span></text:span></text:p>
      <text:p text:style-name="P186"><text:span text:style-name="Source_20_Text"><text:span text:style-name="T35"/></text:span></text:p>
      <text:list xml:id="list3862291887247975423" text:style-name="L70">
        <text:list-item>
          <text:p text:style-name="P286"><text:span text:style-name="Source_20_Text"><text:span text:style-name="T29">Объявить сбор заданий от студентов!!! Иначе расстрел</text:span></text:span></text:p>
        </text:list-item>
      </text:list>
      <text:list xml:id="list4984048586396426311" text:style-name="L71">
        <text:list-item>
          <text:p text:style-name="P287"><text:span text:style-name="Source_20_Text"><text:span text:style-name="T29">Разбор задания про определение четного/нечетного. + вопрос для lesson.32/recursion/odd_or_even_2</text:span></text:span></text:p>
        </text:list-item>
        <text:list-item>
          <text:p text:style-name="P287"><text:span text:style-name="Source_20_Text"><text:span text:style-name="T29">Фибоначчи и мемоизация</text:span></text:span></text:p>
        </text:list-item>
        <text:list-item>
          <text:p text:style-name="P287"><text:span text:style-name="Source_20_Text"><text:span text:style-name="T29">Решение остальных задач по теме рекурсия со слайдов, которые не были решены</text:span></text:span></text:p>
        </text:list-item>
      </text:list>
      <text:p text:style-name="P186"><text:span text:style-name="Source_20_Text"><text:span text:style-name="T29"/></text:span></text:p>
      <text:p text:style-name="P186"><text:span text:style-name="Source_20_Text"><text:span text:style-name="T35">Вопросы</text:span></text:span></text:p>
      <text:p text:style-name="P186"><text:span text:style-name="Source_20_Text"><text:span text:style-name="T35"/></text:span></text:p>
      <text:p text:style-name="P186"><text:span text:style-name="Source_20_Text"><text:span text:style-name="T29">попросить показать как вычисляется факториал на примере колоды карты. Каждая карта это stack frame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29">TODO: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30">Задание: Кролики Фибоначчи</text:span></text:span></text:p>
      <text:p text:style-name="P186"><text:span text:style-name="Source_20_Text"><text:span text:style-name="T30"/></text:span></text:p>
      <text:p text:style-name="P186"><text:span text:style-name="Source_20_Text"><text:span text:style-name="T15">1202 год, Leonardo Fibonacci в трактате Liber Abbaci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6"><text:span text:style-name="Source_20_Text"><text:span text:style-name="T15">молодые кролики приобретают способность размножаться на 2 месяц от роду</text:span></text:span></text:p>
      <text:p text:style-name="P186"><text:span text:style-name="Source_20_Text"><text:span text:style-name="T15">кролики не умирают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счет на начало месяца!</text:span></text:span></text:p>
      <text:p text:style-name="P186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E2" office:value-type="string">
            <text:p text:style-name="P180">0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1</text:p>
          </table:table-cell>
          <table:table-cell table:style-name="Table41.E2" office:value-type="string">
            <text:p text:style-name="P180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рт</text:span></text:span>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0</text:p>
          </table:table-cell>
          <table:table-cell table:style-name="Table41.E2" office:value-type="string">
            <text:p text:style-name="P180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0</text:p>
          </table:table-cell>
          <table:table-cell table:style-name="Table41.A2" office:value-type="string">
            <text:p text:style-name="P180">1</text:p>
          </table:table-cell>
          <table:table-cell table:style-name="Table41.E2" office:value-type="string">
            <text:p text:style-name="P180">2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й</text:span></text:span>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1</text:p>
          </table:table-cell>
          <table:table-cell table:style-name="Table41.E2" office:value-type="string">
            <text:p text:style-name="P180">3</text:p>
          </table:table-cell>
        </table:table-row>
        <text:soft-page-break/>
        <table:table-row>
          <table:table-cell table:style-name="Table41.A2" office:value-type="string">
            <text:p text:style-name="P192"><text:span text:style-name="Source_20_Text"><text:span text:style-name="T15">июнь</text:span></text:span></text:p>
          </table:table-cell>
          <table:table-cell table:style-name="Table41.A2" office:value-type="string">
            <text:p text:style-name="P180">2</text:p>
          </table:table-cell>
          <table:table-cell table:style-name="Table41.A2" office:value-type="string">
            <text:p text:style-name="P180">1</text:p>
          </table:table-cell>
          <table:table-cell table:style-name="Table41.A2" office:value-type="string">
            <text:p text:style-name="P180">2</text:p>
          </table:table-cell>
          <table:table-cell table:style-name="Table41.E2" office:value-type="string">
            <text:p text:style-name="P180">5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июль</text:span></text:span></text:p>
          </table:table-cell>
          <table:table-cell table:style-name="Table41.A2" office:value-type="string">
            <text:p text:style-name="P180">3</text:p>
          </table:table-cell>
          <table:table-cell table:style-name="Table41.A2" office:value-type="string">
            <text:p text:style-name="P180">2</text:p>
          </table:table-cell>
          <table:table-cell table:style-name="Table41.A2" office:value-type="string">
            <text:p text:style-name="P180">3</text:p>
          </table:table-cell>
          <table:table-cell table:style-name="Table41.E2" office:value-type="string">
            <text:p text:style-name="P180">8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0">5</text:p>
          </table:table-cell>
          <table:table-cell table:style-name="Table41.A2" office:value-type="string">
            <text:p text:style-name="P180">3</text:p>
          </table:table-cell>
          <table:table-cell table:style-name="Table41.A2" office:value-type="string">
            <text:p text:style-name="P180">5</text:p>
          </table:table-cell>
          <table:table-cell table:style-name="Table41.E2" office:value-type="string">
            <text:p text:style-name="P180">13</text:p>
          </table:table-cell>
        </table:table-row>
      </table:table>
      <text:p text:style-name="P186"><text:span text:style-name="Source_20_Text"><text:span text:style-name="T15"/></text:span></text:p>
      <text:p text:style-name="P186"><text:span text:style-name="Source_20_Text"><text:span text:style-name="T15">сколько будет кроликов в январе следующего года?</text:span></text:span></text:p>
      <text:p text:style-name="P186"><text:span text:style-name="Source_20_Text"><text:span text:style-name="T15">t13 = 144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личество кроликов в этом месяце =</text:span></text:span></text:p>
      <text:p text:style-name="P186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6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tn = tn-1 + tn-2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30">Задание</text:span></text:span></text:p>
      <text:p text:style-name="P186"><text:span text:style-name="Source_20_Text"><text:span text:style-name="T30"/></text:span></text:p>
      <text:p text:style-name="Standard"><text:span text:style-name="Source_20_Text"><text:span text:style-name="T72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30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3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55">&gt;&gt;&gt; Это неправильно, так как этот кэш не очищается</text:span></text:span></text:p>
      <text:p text:style-name="Standard"><text:span text:style-name="Source_20_Text"><text:span text:style-name="T55">def fibo_nth(n)</text:span></text:span></text:p>
      <text:p text:style-name="Standard"><text:span text:style-name="Source_20_Text"><text:span text:style-name="T55"><text:s text:c="2"/>@fibo_numbers ||= {0 =&gt; 0, 1 =&gt; 1}</text:span></text:span></text:p>
      <text:p text:style-name="Standard"><text:span text:style-name="Source_20_Text"><text:span text:style-name="T55"><text:s text:c="2"/>@fibo_numbers[n] ||= fibo_nth(n-2) + fibo_nth(n-1)</text:span></text:span></text:p>
      <text:p text:style-name="Standard"><text:span text:style-name="Source_20_Text"><text:span text:style-name="T55">end</text:span></text:span></text:p>
      <text:p text:style-name="Standard"><text:span text:style-name="Source_20_Text"><text:span text:style-name="T55">fibo_nth(20) #=&gt; 6765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30">Задание</text:span></text:span></text:p>
      <text:p text:style-name="Standard"><text:soft-page-break/><text:span text:style-name="Source_20_Text"><text:span text:style-name="T30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6"><text:span text:style-name="Source_20_Text"><text:span text:style-name="T30">(домашнее) Задание </text:span></text:span><text:span text:style-name="Source_20_Text"><text:span text:style-name="T25">нет на слайдах</text:span></text:span></text:p>
      <text:p text:style-name="P186"><text:span text:style-name="Source_20_Text"><text:span text:style-name="T30"/></text:span></text:p>
      <text:p text:style-name="P186"><text:span text:style-name="Source_20_Text"><text:span text:style-name="T29">(вариации на тему http://en.wikipedia.org/wiki/Caesar_cipher)</text:span></text:span></text:p>
      <text:p text:style-name="P186"><text:span text:style-name="Source_20_Text"><text:span text:style-name="T29"/></text:span></text:p>
      <text:p text:style-name="P186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 b c d e f g h i j k l m n o p q r s t u v w x y z</text:span></text:span></text:p>
      <text:p text:style-name="P186"><text:span text:style-name="Source_20_Text"><text:span text:style-name="T15"><text:tab/>d e f g h i j k l m n o p q r s t u v w x y z { <text:s/>| <text:s/>}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hift_cipher('abcdef', 3) #=&gt; 'defghi'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Проблемы:</text:span></text:span></text:p>
      <text:p text:style-name="P186"><text:span text:style-name="Source_20_Text"><text:span text:style-name="T15">у пробела нет предыдущего печатаемого символа http://en.wikipedia.org/wiki/Latin-1</text:span></text:span></text:p>
      <text:p text:style-name="P186"><text:span text:style-name="Source_20_Text"><text:span text:style-name="T15"><text:tab/>&gt; ' '.ord #=&gt; 32</text:span></text:span></text:p>
      <text:p text:style-name="P186"><text:span text:style-name="Source_20_Text"><text:span text:style-name="T15"><text:tab/>&gt; 31.chr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2/recursion/cipher_machine_stub</text:span></text:span></text:p>
      <text:p text:style-name="P186"><text:span text:style-name="Source_20_Text"><text:span text:style-name="T15">ответ: lesson.32/recursion/cipher_machin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Base case - сдвиг пустой строки дает пустую строку</text:span></text:span></text:p>
      <text:p text:style-name="P186"><text:span text:style-name="Source_20_Text"><text:span text:style-name="T29">Индукция - сдвинуть первый символ и присоединить к нему сдвинутую оставшуюся подстроку без первого символа</text:span></text:span></text:p>
      <text:p text:style-name="P186"><text:span text:style-name="Source_20_Text"><text:span text:style-name="T25"/></text:span></text:p>
      <text:p text:style-name="P186"><text:span text:style-name="Source_20_Text"><text:span text:style-name="T25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6"><text:span text:style-name="Source_20_Text"><text:span text:style-name="T25"/></text:span></text:p>
      <text:p text:style-name="P186"><text:span text:style-name="Source_20_Text"><text:span text:style-name="T29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7">Занятие 34+35</text:p>
            <text:p text:style-name="P157">(90 минут)</text:p>
          </table:table-cell>
        </table:table-row>
      </table:table>
      <text:p text:style-name="P186"><text:span text:style-name="Source_20_Text"><text:span text:style-name="T25"/></text:span></text:p>
      <text:p text:style-name="P186"><text:span text:style-name="Source_20_Text"><text:span text:style-name="T35">Раздаточный материал</text:span></text:span></text:p>
      <text:p text:style-name="P186"><text:span text:style-name="Source_20_Text"><text:span text:style-name="T35"/></text:span></text:p>
      <text:list xml:id="list211012904626009" text:continue-list="list5292763714780349461" text:style-name="L69">
        <text:list-item>
          <text:p text:style-name="P285"><text:span text:style-name="Source_20_Text"><text:span text:style-name="T29">lesson.34.tar.bz2</text:span></text:span></text:p>
        </text:list-item>
        <text:list-item>
          <text:p text:style-name="P285"><text:span text:style-name="Source_20_Text"><text:span text:style-name="T29">lesson.35.tar.bz2</text:span></text:span></text:p>
          <text:p text:style-name="P285"><text:span text:style-name="Source_20_Text"><text:span text:style-name="T29"/></text:span></text:p>
        </text:list-item>
      </text:list>
      <text:p text:style-name="P193"><text:span text:style-name="Source_20_Text"><text:span text:style-name="T31">Разбор digital_root</text:span></text:span></text:p>
      <text:p text:style-name="P186"><text:span text:style-name="Source_20_Text"><text:span text:style-name="T30"/></text:span></text:p>
      <text:p text:style-name="P193"><text:span text:style-name="Source_20_Text"><text:span text:style-name="T16">см. lesson.35/recursion/digital_root_tonya</text:span></text:span></text:p>
      <text:p text:style-name="P193"><text:span text:style-name="Source_20_Text"><text:span text:style-name="T16"/></text:span></text:p>
      <text:p text:style-name="P186"><text:span text:style-name="Source_20_Text"><text:span text:style-name="T30">Рекурсивные структуры данных</text:span></text:span></text:p>
      <text:p text:style-name="P186"><text:span text:style-name="Source_20_Text"><text:span text:style-name="T30"/></text:span></text:p>
      <text:p text:style-name="P186"><text:span text:style-name="Source_20_Text"><text:span text:style-name="T15">см. слайд с красивыми картинками-тучками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просао используется скобочная форма записи дерева:</text:span></text:span></text:p>
      <text:p text:style-name="P186"><text:span text:style-name="Source_20_Text"><text:span text:style-name="T15"><text:tab/>lesson.34/recursion/sent.en.parsed</text:span></text:span></text:p>
      <text:p text:style-name="P186"><text:span text:style-name="Source_20_Text"><text:span text:style-name="T15"><text:tab/>lesson.34/recursion/sent.de.parsed</text:span></text:span></text:p>
      <text:p text:style-name="P186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6"><text:span text:style-name="Source_20_Text"><text:span text:style-name="T15"><text:tab/>&gt; cat sent.en.parsed | syn_ps2tree</text:span></text:span></text:p>
      <text:p text:style-name="P186"><text:span text:style-name="Source_20_Text"><text:span text:style-name="T15">получится как в файле:</text:span></text:span></text:p>
      <text:p text:style-name="P186"><text:span text:style-name="Source_20_Text"><text:span text:style-name="T15"><text:tab/>lesson.34/recursion/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ереве можно представить в виде вложенных массивов.</text:span></text:span></text:p>
      <text:p text:style-name="P186"><text:span text:style-name="Source_20_Text"><text:span text:style-name="T15">1) каждый уровень это массив узлов</text:span></text:span></text:p>
      <text:p text:style-name="P186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6"><text:span text:style-name="Source_20_Text"><text:span text:style-name="T15"><text:tab/>ответ: 1 11 111 12 13 131 132 <text:s text:c="4"/># в порядке обхода графа в глубину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Вопрос: где располагались бы дочерние узлы (например 1311, 1312) узла 131?</text:span></text:span></text:p>
      <text:p text:style-name="P186"><text:span text:style-name="Source_20_Text"><text:span text:style-name="T30"/></text:span></text:p>
      <text:p text:style-name="P186"><text:span text:style-name="Source_20_Text"><text:span text:style-name="T15">см. массивы, заданные в файле display_parse_tree_stub</text:span></text:span></text:p>
      <text:p text:style-name="P186"><text:span text:style-name="Source_20_Text"><text:span text:style-name="T15"><text:tab/>parsing1 - дерево немецкого предложения</text:span></text:span></text:p>
      <text:p text:style-name="P186"><text:span text:style-name="Source_20_Text"><text:span text:style-name="T15"><text:tab/>parsing2 - дерево английского предложения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показать как его создать такой массив из скобочной записи:</text:span></text:span></text:p>
      <text:list xml:id="list3886492842392325660" text:style-name="L72">
        <text:list-item>
          <text:p text:style-name="P288"><text:span text:style-name="Source_20_Text"><text:span text:style-name="T15">заменить (( на [ и )) на ]</text:span></text:span></text:p>
        </text:list-item>
      </text:list>
      <text:p text:style-name="P186"><text:span text:style-name="Source_20_Text"><text:span text:style-name="T15"/></text:span></text:p>
      <text:p text:style-name="P186"><text:span text:style-name="Source_20_Text"><text:span text:style-name="T15">&gt;&gt;&gt; показать, как из дерева создать такой массив:</text:span></text:span></text:p>
      <text:list xml:id="list1532160946066802863" text:style-name="L73">
        <text:list-item>
          <text:p text:style-name="P289"><text:span text:style-name="Source_20_Text"><text:span text:style-name="T15">каждый </text:span></text:span><text:span text:style-name="Source_20_Text"><text:span text:style-name="T30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89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89"><text:soft-page-break/><text:span text:style-name="Source_20_Text"><text:span text:style-name="T15"/></text:span></text:p>
        </text:list-item>
      </text:list>
      <text:p text:style-name="P186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4/recursion/display_parse_tree</text:span></text:span></text:p>
      <text:p text:style-name="P186"><text:span text:style-name="Source_20_Text"><text:span text:style-name="T15">начальный скрипт: lesson.34/recursion/display_parse_tre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ля сравнения используйте команду (отличия должны быть минимальны)</text:span></text:span></text:p>
      <text:p text:style-name="P186"><text:span text:style-name="Source_20_Text"><text:span text:style-name="T15"><text:tab/>display_parse_tree_stub | diff -Z - 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) реализация без рекурсии</text:span></text:span></text:p>
      <text:p text:style-name="P186"><text:span text:style-name="Source_20_Text"><text:span text:style-name="T15"><text:tab/><text:tab/>ответ: scripts/syntagma.awk функция print_p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25">TODO: Сделать то же самое при помощи Hash, положить в lesson.35</text:span></text:span></text:p>
      <text:p text:style-name="P186"><text:span text:style-name="Source_20_Text"><text:span text:style-name="T25"/></text:span></text:p>
      <text:p text:style-name="P195"><text:span text:style-name="Source_20_Text"><text:span text:style-name="T25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298">Merge sort</text:p>
            <text:p text:style-name="P156"/>
          </table:table-cell>
          <table:table-cell table:style-name="Table46.A1" office:value-type="string">
            <text:p text:style-name="P158">Занятие <text:span text:style-name="T83">36</text:span></text:p>
            <text:p text:style-name="P158">(90 минут)</text:p>
          </table:table-cell>
        </table:table-row>
      </table:table>
      <text:p text:style-name="P195"><text:span text:style-name="Source_20_Text"><text:span text:style-name="T32"/></text:span></text:p>
      <text:p text:style-name="P195"><text:span text:style-name="Source_20_Text"><text:span text:style-name="T33">Раздаточный материал</text:span></text:span></text:p>
      <text:p text:style-name="P195"><text:span text:style-name="Source_20_Text"><text:span text:style-name="T33"/></text:span></text:p>
      <text:list xml:id="list6941226485090644653" text:style-name="L74">
        <text:list-item>
          <text:p text:style-name="P290"><text:span text:style-name="Source_20_Text"><text:span text:style-name="T21">lesson.36.tar.bz2</text:span></text:span></text:p>
        </text:list-item>
      </text:list>
      <text:p text:style-name="P195"><text:span text:style-name="Source_20_Text"><text:span text:style-name="T33"/></text:span></text:p>
      <text:p text:style-name="P195"><text:span text:style-name="Source_20_Text"><text:span text:style-name="T32">Merge sort</text:span></text:span></text:p>
      <text:p text:style-name="P194"><text:span text:style-name="Source_20_Text"><text:span text:style-name="T31"/></text:span></text:p>
      <text:p text:style-name="P194"><text:span text:style-name="Source_20_Text"><text:span text:style-name="T17">см. презентацию sorting.odp</text:span></text:span></text:p>
      <text:p text:style-name="P194"><text:span text:style-name="Source_20_Text"><text:span text:style-name="T32"/></text:span></text:p>
      <text:p text:style-name="P293"><text:span text:style-name="Source_20_Text"><text:span text:style-name="T22">explanation</text:span></text:span></text:p>
      <text:p text:style-name="P293"><text:span text:style-name="Source_20_Text"><text:span text:style-name="T22">https://www.youtube.com/watch?v=TzeBrDU-JaY</text:span></text:span></text:p>
      <text:p text:style-name="P293"><text:span text:style-name="Source_20_Text"><text:span text:style-name="T22"/></text:span></text:p>
      <text:p text:style-name="P293"><text:span text:style-name="Source_20_Text"><text:span text:style-name="T22">explained in a dance</text:span></text:span></text:p>
      <text:p text:style-name="P293"><text:span text:style-name="Source_20_Text"><text:span text:style-name="T22">https://www.youtube.com/watch?v=XaqR3G_NVoo</text:span></text:span></text:p>
      <text:p text:style-name="P293"><text:span text:style-name="Source_20_Text"><text:span text:style-name="T22"/></text:span></text:p>
      <text:p text:style-name="P294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294"><text:span text:style-name="Source_20_Text"><text:span text:style-name="T23">начальный скрипт: merging_stub</text:span></text:span></text:p>
      <text:p text:style-name="P294"><text:span text:style-name="Source_20_Text"><text:span text:style-name="T23">ответ: <text:s/>merging</text:span></text:span></text:p>
      <text:p text:style-name="P294"><text:span text:style-name="Source_20_Text"><text:span text:style-name="T22"/></text:span></text:p>
      <text:p text:style-name="P194"><text:span text:style-name="Source_20_Text"><text:span text:style-name="T19">!!!</text:span></text:span><text:span text:style-name="Source_20_Text"><text:span text:style-name="T18">Задание: исследуйте, как меняется количество вызовов метода merge_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1:2</text:span></text:span></text:p>
      <text:p text:style-name="P194"><text:span text:style-name="Source_20_Text"><text:span text:style-name="T19"/></text:span></text:p>
      <text:p text:style-name="P196"><text:span text:style-name="Source_20_Text"><text:span text:style-name="T28"/></text:span></text:p>
      <text:p text:style-name="P197"><text:span text:style-name="Source_20_Text"><text:span text:style-name="T37">Дерево в виде хэшей</text:span></text:span></text:p>
      <text:p text:style-name="P197"><text:span text:style-name="Source_20_Text"><text:span text:style-name="T38"/></text:span></text:p>
      <text:p text:style-name="P197"><text:span text:style-name="Source_20_Text"><text:span text:style-name="T26">Показать, как можно представить дерево в виде системы хэшей</text:span></text:span><text:span text:style-name="Source_20_Text"><text:span text:style-name="T27">.</text:span></text:span></text:p>
      <text:p text:style-name="P197"><text:span text:style-name="Source_20_Text"><text:span text:style-name="T27"/></text:span></text:p>
      <text:p text:style-name="P197"><text:span text:style-name="Source_20_Text"><text:span text:style-name="T27">Задания:</text:span></text:span></text:p>
      <text:p text:style-name="P197"><text:span text:style-name="Source_20_Text"><text:span text:style-name="T27">1) зачитка скобочной записи в систему хэшей</text:span></text:span></text:p>
      <text:p text:style-name="P197"><text:span text:style-name="Source_20_Text"><text:span text:style-name="T27">2) вывод системы хэшей в скобочную запись.</text:span></text:span></text:p>
      <text:p text:style-name="P197"><text:span text:style-name="Source_20_Text"><text:span text:style-name="T27">3) вывод в том виде, в каком выводит интерлингва.</text:span></text:span><text:span text:style-name="Source_20_Text"><text:span text:style-name="T28"> (хотя это некорректно, так как парсинговое дерево</text:span></text:span></text:p>
      <text:p text:style-name="P197"><text:span text:style-name="Source_20_Text"><text:span text:style-name="T32"/></text:span></text:p>
      <text:p text:style-name="P194"><text:span text:style-name="Source_20_Text"><text:span text:style-name="T25"/></text:span></text:p>
      <text:p text:style-name="P186"><text:span text:style-name="Source_20_Text"><text:span text:style-name="T36">Разработка класса ParseTree</text:span></text:span></text:p>
      <text:p text:style-name="P186"><text:span text:style-name="Source_20_Text"><text:span text:style-name="T36"/></text:span></text:p>
      <text:p text:style-name="P186"><text:span text:style-name="Source_20_Text"><text:span text:style-name="T25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6"><text:span text:style-name="Source_20_Text"><text:span text:style-name="T25"/></text:span></text:p>
      <text:p text:style-name="P186"><text:span text:style-name="Source_20_Text"><text:span text:style-name="T15"/></text:span></text:p>
      <text:p text:style-name="P185"><text:span text:style-name="Source_20_Text"><text:span text:style-name="T15"/></text:span></text:p>
      <text:p text:style-name="P186"><text:span text:style-name="Source_20_Text"><text:span text:style-name="T45"/></text:span></text:p>
      <text:p text:style-name="P186"><text:span text:style-name="Source_20_Text"><text:span text:style-name="T30">Другие задания</text:span></text:span></text:p>
      <text:p text:style-name="P186"><text:span text:style-name="Source_20_Text"><text:span text:style-name="T30"/></text:span></text:p>
      <text:list xml:id="list211011839580893" text:continue-list="list1167708115590226369" text:style-name="WWNum72">
        <text:list-item>
          <text:p text:style-name="P291"><text:span text:style-name="Source_20_Text"><text:span text:style-name="T15">power используя прямую рекурсию</text:span></text:span></text:p>
        </text:list-item>
        <text:list-item>
          <text:p text:style-name="P291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1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1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91"><text:span text:style-name="Source_20_Text"><text:span text:style-name="T25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25">на отдельные слова (дан словарь). Достаточно получить одно разбиение.</text:span></text:span></text:p>
        </text:list-item>
        <text:list-item>
          <text:p text:style-name="P291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291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91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1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1"><text:span text:style-name="Source_20_Text"><text:span text:style-name="T25">судоку, рекурсивно перебором</text:span></text:span></text:p>
        </text:list-item>
        <text:list-item>
          <text:p text:style-name="P291"><text:span text:style-name="Source_20_Text"><text:span text:style-name="T25">задача о расстановке 4 ферзей, рекурсивно перебором</text:span></text:span></text:p>
        </text:list-item>
        <text:list-item>
          <text:p text:style-name="P291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6"><text:span text:style-name="Source_20_Text"><text:span text:style-name="T15"/></text:span></text:p>
      <text:p text:style-name="P111"><text:span text:style-name="Source_20_Text"><text:span text:style-name="T35">Вопросы для контроля по теме рекурсия</text:span></text:span></text:p>
      <text:p text:style-name="P111"><text:span text:style-name="Source_20_Text"><text:span text:style-name="T35"/></text:span></text:p>
      <text:p text:style-name="P111"><text:span text:style-name="Source_20_Text"><text:span text:style-name="T29">что такое рекурсия?</text:span></text:span></text:p>
      <text:p text:style-name="P111"><text:span text:style-name="Source_20_Text"><text:span text:style-name="T29">какие виды ее бывают?</text:span></text:span></text:p>
      <text:p text:style-name="P111"><text:span text:style-name="Source_20_Text"><text:span text:style-name="T29">назовите две составляющие рекуррентного определения</text:span></text:span></text:p>
      <text:p text:style-name="P111"><text:span text:style-name="Source_20_Text"><text:span text:style-name="T29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44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7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2002232018781337311" text:style-name="L75">
        <text:list-item>
          <text:p text:style-name="P267"><text:span text:style-name="T42">select!/keep_if – изменяют и</text:span>сх<text:span text:style-name="T42">одный объ</text:span>ек<text:span text:style-name="T42">т</text:span></text:p>
        </text:list-item>
        <text:list-item>
          <text:p text:style-name="P267"><text:span text:style-name="T42">select в</text:span>о<text:span text:style-name="T42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3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8">+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a + b</text:p>
          </table:table-cell>
        </table:table-row>
        <table:table-row>
          <table:table-cell table:style-name="Table12.A2" office:value-type="string">
            <text:p text:style-name="P178">-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a - 5 #=&gt; -2</text:p>
          </table:table-cell>
        </table:table-row>
        <table:table-row>
          <table:table-cell table:style-name="Table12.A2" office:value-type="string">
            <text:p text:style-name="P178">/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10 / 8 # =&gt; 1</text:p>
          </table:table-cell>
        </table:table-row>
        <table:table-row>
          <table:table-cell table:style-name="Table12.A2" office:value-type="string">
            <text:p text:style-name="P178">*</text:p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>2 * 5 * b #=&gt; 20</text:p>
          </table:table-cell>
        </table:table-row>
        <table:table-row>
          <table:table-cell table:style-name="Table12.A2" office:value-type="string">
            <text:p text:style-name="P178">%</text:p>
          </table:table-cell>
          <table:table-cell table:style-name="Table12.A2" office:value-type="string">
            <text:p text:style-name="P178">остаток от деления (remainder; modulo)</text:p>
          </table:table-cell>
          <table:table-cell table:style-name="Table12.C2" office:value-type="string">
            <text:p text:style-name="P178">10 % 3 #=&gt; 1</text:p>
          </table:table-cell>
        </table:table-row>
        <table:table-row table:style-name="Table12.7">
          <table:table-cell table:style-name="Table12.A2" office:value-type="string">
            <text:p text:style-name="P178">**</text:p>
          </table:table-cell>
          <table:table-cell table:style-name="Table12.A2" office:value-type="string">
            <text:p text:style-name="P178">экспоненциация (возведение в степень)</text:p>
          </table:table-cell>
          <table:table-cell table:style-name="Table12.C2" office:value-type="string">
            <text:p text:style-name="P178">b**8 #=&gt; 256</text:p>
          </table:table-cell>
        </table:table-row>
        <table:table-row table:style-name="Table12.7">
          <table:table-cell table:style-name="Table12.A2" office:value-type="string">
            <text:p text:style-name="P178"/>
          </table:table-cell>
          <table:table-cell table:style-name="Table12.A2" office:value-type="string">
            <text:p text:style-name="P178"/>
          </table:table-cell>
          <table:table-cell table:style-name="Table12.C2" office:value-type="string">
            <text:p text:style-name="P178"/>
          </table:table-cell>
        </table:table-row>
      </table:table>
      <text:p text:style-name="P94"/>
      <text:list xml:id="list2443875763750850620" text:style-name="L76">
        <text:list-item>
          <text:p text:style-name="P268">унарная оператор – оператор, принимающий один аргумент (операнд)</text:p>
        </text:list-item>
        <text:list-item>
          <text:p text:style-name="P268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8">-</text:p>
          </table:table-cell>
          <table:table-cell table:style-name="Table13.A1" office:value-type="string">
            <text:p text:style-name="P178">унарный минус</text:p>
          </table:table-cell>
          <table:table-cell table:style-name="Table13.C1" office:value-type="string">
            <text:p text:style-name="P178">-5 <text:s/>-a</text:p>
          </table:table-cell>
        </table:table-row>
        <table:table-row>
          <table:table-cell table:style-name="Table13.A2" office:value-type="string">
            <text:p text:style-name="P178">+</text:p>
          </table:table-cell>
          <table:table-cell table:style-name="Table13.A2" office:value-type="string">
            <text:p text:style-name="P178">унарный плюс</text:p>
          </table:table-cell>
          <table:table-cell table:style-name="Table13.C2" office:value-type="string">
            <text:p text:style-name="P178">+</text:p>
          </table:table-cell>
        </table:table-row>
      </table:table>
      <text:p text:style-name="P94"/>
      <text:p text:style-name="P94">есть битовые операции</text:p>
      <text:list xml:id="list2939978008406448516" text:style-name="L77">
        <text:list-item>
          <text:p text:style-name="P269">двоичное смещение вправо: 10 &gt;&gt; 1 #=&gt; 5 равноценно делению на 2</text:p>
        </text:list-item>
        <text:list-item>
          <text:p text:style-name="P269">двоичное смещение влево: 10 &lt;&lt; 2 #= &gt; 40 равноценно умножению на 4</text:p>
          <text:p text:style-name="P270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57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57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56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62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56">!!! задание: попробовать в irb. Измениться ли значение переменной a ?</text:span></text:span></text:p>
      <text:p text:style-name="P96"><text:span text:style-name="Source_20_Text"><text:span text:style-name="T56"/></text:span></text:p>
      <text:p text:style-name="P145"><text:span text:style-name="Source_20_Text"><text:span text:style-name="T56">a ||= 2</text:span></text:span></text:p>
      <text:p text:style-name="P136"><text:span text:style-name="Source_20_Text"><text:span text:style-name="T4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5-22T21:10:10.159139658</dc:date>
    <meta:editing-duration>P15DT14H55M13S</meta:editing-duration>
    <meta:editing-cycles>1799</meta:editing-cycles>
    <dc:creator>Nikolai Krot</dc:creator>
    <meta:document-statistic meta:table-count="62" meta:image-count="0" meta:object-count="0" meta:page-count="139" meta:paragraph-count="3858" meta:word-count="21240" meta:character-count="145972" meta:non-whitespace-character-count="126060"/>
  </office:meta>
</office:document-meta>
</file>